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svg:font-family="Segoe UI" style:font-family-generic="swiss" style:font-pitch="variable" svg:panose-1="2 11 5 2 4 2 4 2 2 3"/>
  </office:font-face-decls>
  <office:automatic-styles>
    <style:style style:name="P1" style:parent-style-name="Normal" style:master-page-name="MP0" style:family="paragraph">
      <style:paragraph-properties fo:break-before="page" style:vertical-align="baseline" fo:margin-bottom="0in" fo:line-height="100%"/>
      <style:text-properties style:font-name="Aptos Display" style:font-name-asian="Times New Roman" style:font-name-complex="Segoe UI" fo:color="#0F4761" style:letter-kerning="false" fo:font-size="16pt" style:font-size-asian="16pt" style:font-size-complex="16pt" fo:language="pt" fo:country="PT" style:language-asian="pt" style:country-asian="PT" fo:hyphenate="true"/>
    </style:style>
    <style:style style:name="P2" style:parent-style-name="Normal" style:family="paragraph">
      <style:paragraph-properties style:vertical-align="baseline" fo:margin-bottom="0in" fo:line-height="100%"/>
      <style:text-properties style:font-name-asian="Times New Roman" style:font-name-complex="Segoe UI" fo:color="#467886" style:letter-kerning="false" style:text-underline-type="single" style:text-underline-style="solid" style:text-underline-width="auto" style:text-underline-mode="continuous" fo:language="pt" fo:country="PT" style:language-asian="pt" style:country-asian="PT" fo:hyphenate="true"/>
    </style:style>
    <style:style style:name="P3" style:parent-style-name="Normal" style:family="paragraph">
      <style:paragraph-properties fo:text-align="justify" fo:margin-bottom="0in"/>
      <style:text-properties fo:language="pt" fo:country="PT"/>
    </style:style>
    <style:style style:name="P4" style:parent-style-name="Normal" style:family="paragraph">
      <style:paragraph-properties style:vertical-align="baseline" fo:margin-bottom="0in" fo:line-height="100%"/>
      <style:text-properties style:font-name="Aptos Display" style:font-name-asian="Times New Roman" style:font-name-complex="Segoe UI" fo:color="#0F4761" style:letter-kerning="false" fo:font-size="16pt" style:font-size-asian="16pt" style:font-size-complex="16pt" fo:language="pt" fo:country="PT" style:language-asian="pt" style:country-asian="PT" fo:hyphenate="true"/>
    </style:style>
    <style:style style:name="P5" style:parent-style-name="Normal" style:family="paragraph">
      <style:paragraph-properties style:vertical-align="baseline" fo:margin-bottom="0in" fo:line-height="100%"/>
      <style:text-properties style:font-name="Aptos Display" style:font-name-asian="Times New Roman" style:font-name-complex="Segoe UI" fo:color="#0F4761" style:letter-kerning="false" fo:font-size="16pt" style:font-size-asian="16pt" style:font-size-complex="16pt" fo:language="pt" fo:country="PT" style:language-asian="pt" style:country-asian="PT" fo:hyphenate="true"/>
    </style:style>
    <style:style style:name="P6" style:parent-style-name="Normal" style:family="paragraph">
      <style:paragraph-properties fo:text-align="justify" fo:margin-bottom="0in"/>
      <style:text-properties fo:language="es" fo:country="ES"/>
    </style:style>
    <style:style style:name="P7" style:parent-style-name="Normal" style:family="paragraph">
      <style:paragraph-properties fo:text-align="justify" fo:margin-bottom="0in"/>
      <style:text-properties fo:language="es" fo:country="ES"/>
    </style:style>
    <style:style style:name="P8" style:parent-style-name="Normal" style:family="paragraph">
      <style:paragraph-properties fo:text-align="justify" fo:margin-bottom="0in"/>
      <style:text-properties fo:language="es" fo:country="ES"/>
    </style:style>
    <style:style style:name="P9" style:parent-style-name="Normal" style:family="paragraph">
      <style:paragraph-properties fo:text-align="justify" fo:margin-bottom="0in"/>
      <style:text-properties fo:language="es" fo:country="ES"/>
    </style:style>
    <style:style style:name="P10" style:parent-style-name="Normal" style:family="paragraph">
      <style:paragraph-properties fo:text-align="justify" fo:margin-bottom="0in"/>
      <style:text-properties fo:language="pt" fo:country="PT"/>
    </style:style>
    <style:style style:name="P11" style:parent-style-name="Normal" style:family="paragraph">
      <style:paragraph-properties fo:text-align="justify" fo:margin-bottom="0in"/>
      <style:text-properties fo:language="pt" fo:country="PT"/>
    </style:style>
    <style:style style:name="P12" style:parent-style-name="Normal" style:family="paragraph">
      <style:paragraph-properties fo:text-align="justify" fo:margin-bottom="0in"/>
      <style:text-properties fo:language="pt" fo:country="PT"/>
    </style:style>
    <style:style style:name="P13" style:parent-style-name="Normal" style:family="paragraph">
      <style:paragraph-properties fo:text-align="justify" fo:margin-bottom="0in"/>
      <style:text-properties fo:language="pt" fo:country="PT"/>
    </style:style>
    <style:style style:name="P14" style:parent-style-name="Normal" style:family="paragraph">
      <style:paragraph-properties fo:text-align="justify" fo:margin-bottom="0in"/>
      <style:text-properties fo:language="pt" fo:country="PT"/>
    </style:style>
    <style:style style:name="P15" style:parent-style-name="Normal" style:family="paragraph">
      <style:paragraph-properties fo:text-align="justify" fo:margin-bottom="0in"/>
      <style:text-properties fo:language="pt" fo:country="PT"/>
    </style:style>
    <style:style style:name="P16" style:parent-style-name="Normal" style:family="paragraph">
      <style:paragraph-properties fo:text-align="justify" fo:margin-bottom="0in"/>
      <style:text-properties fo:language="pt" fo:country="PT"/>
    </style:style>
    <style:style style:name="P17" style:parent-style-name="Normal" style:family="paragraph">
      <style:paragraph-properties fo:text-align="justify" fo:margin-bottom="0in"/>
      <style:text-properties fo:language="pt" fo:country="PT"/>
    </style:style>
    <style:style style:name="P18" style:parent-style-name="Normal" style:family="paragraph">
      <style:paragraph-properties fo:text-align="justify" fo:margin-bottom="0in"/>
      <style:text-properties fo:language="pt" fo:country="PT"/>
    </style:style>
    <style:style style:name="P19" style:parent-style-name="Normal" style:family="paragraph">
      <style:paragraph-properties fo:text-align="justify" fo:margin-bottom="0in"/>
    </style:style>
    <style:style style:name="T20" style:parent-style-name="DefaultParagraphFont" style:family="text">
      <style:text-properties fo:language="pt" fo:country="PT"/>
    </style:style>
    <style:style style:name="T21" style:parent-style-name="DefaultParagraphFont" style:family="text">
      <style:text-properties fo:language="pt" fo:country="PT"/>
    </style:style>
    <style:style style:name="T22" style:parent-style-name="DefaultParagraphFont" style:family="text">
      <style:text-properties fo:language="pt" fo:country="PT"/>
    </style:style>
    <style:style style:name="T23" style:parent-style-name="DefaultParagraphFont" style:family="text">
      <style:text-properties fo:language="pt" fo:country="PT"/>
    </style:style>
    <style:style style:name="T24" style:parent-style-name="DefaultParagraphFont" style:family="text">
      <style:text-properties fo:language="pt" fo:country="PT"/>
    </style:style>
    <style:style style:name="T25" style:parent-style-name="DefaultParagraphFont" style:family="text">
      <style:text-properties fo:language="es" fo:country="ES"/>
    </style:style>
    <style:style style:name="T26" style:parent-style-name="DefaultParagraphFont" style:family="text">
      <style:text-properties fo:language="es" fo:country="ES"/>
    </style:style>
    <style:style style:name="T27" style:parent-style-name="DefaultParagraphFont" style:family="text">
      <style:text-properties fo:language="es" fo:country="ES"/>
    </style:style>
    <style:style style:name="P28" style:parent-style-name="Normal" style:family="paragraph">
      <style:paragraph-properties fo:text-align="justify" fo:margin-bottom="0in"/>
    </style:style>
    <style:style style:name="P29" style:parent-style-name="Normal" style:family="paragraph">
      <style:paragraph-properties fo:text-align="justify" fo:margin-bottom="0in"/>
    </style:style>
    <style:style style:name="P30" style:parent-style-name="Normal" style:family="paragraph">
      <style:paragraph-properties fo:text-align="justify" fo:margin-bottom="0in"/>
    </style:style>
    <style:style style:name="P31" style:parent-style-name="Normal" style:family="paragraph">
      <style:paragraph-properties fo:text-align="justify" fo:margin-bottom="0in"/>
    </style:style>
    <style:style style:name="P32" style:parent-style-name="Normal" style:family="paragraph">
      <style:paragraph-properties fo:text-align="justify" fo:margin-bottom="0in"/>
      <style:text-properties fo:language="es" fo:country="ES"/>
    </style:style>
    <style:style style:name="P33" style:parent-style-name="Normal" style:family="paragraph">
      <style:paragraph-properties fo:text-align="justify" fo:margin-bottom="0in"/>
      <style:text-properties fo:language="es" fo:country="ES"/>
    </style:style>
    <style:style style:name="P34" style:parent-style-name="Normal" style:family="paragraph">
      <style:paragraph-properties fo:text-align="justify" fo:margin-bottom="0in"/>
      <style:text-properties fo:language="es" fo:country="ES"/>
    </style:style>
    <style:style style:name="P35" style:parent-style-name="Normal" style:family="paragraph">
      <style:paragraph-properties fo:text-align="justify" fo:margin-bottom="0in"/>
      <style:text-properties fo:language="es" fo:country="ES"/>
    </style:style>
    <style:style style:name="P36" style:parent-style-name="Normal" style:family="paragraph">
      <style:paragraph-properties fo:text-align="justify" fo:margin-bottom="0in"/>
    </style:style>
    <style:style style:name="T37" style:parent-style-name="DefaultParagraphFont" style:family="text">
      <style:text-properties fo:language="es" fo:country="ES"/>
    </style:style>
    <style:style style:name="P38" style:parent-style-name="Normal" style:family="paragraph">
      <style:paragraph-properties fo:text-align="justify" fo:margin-bottom="0in"/>
    </style:style>
    <style:style style:name="P39" style:parent-style-name="Normal" style:family="paragraph">
      <style:paragraph-properties fo:text-align="justify" fo:margin-bottom="0in"/>
    </style:style>
    <style:style style:name="P40" style:parent-style-name="Normal" style:family="paragraph">
      <style:paragraph-properties fo:text-align="justify" fo:margin-bottom="0in"/>
    </style:style>
    <style:style style:name="T41" style:parent-style-name="DefaultParagraphFont" style:family="text">
      <style:text-properties fo:language="pt" fo:country="PT"/>
    </style:style>
    <style:style style:name="T42" style:parent-style-name="DefaultParagraphFont" style:family="text">
      <style:text-properties fo:language="pt" fo:country="PT"/>
    </style:style>
    <style:style style:name="T43" style:parent-style-name="DefaultParagraphFont" style:family="text">
      <style:text-properties fo:language="pt" fo:country="PT"/>
    </style:style>
    <style:style style:name="P44" style:parent-style-name="Normal" style:family="paragraph">
      <style:paragraph-properties fo:text-align="justify" fo:margin-bottom="0in"/>
      <style:text-properties fo:language="pt" fo:country="PT"/>
    </style:style>
    <style:style style:name="P45" style:parent-style-name="Normal" style:family="paragraph">
      <style:paragraph-properties fo:text-align="justify" fo:margin-bottom="0in"/>
      <style:text-properties fo:language="pt" fo:country="PT"/>
    </style:style>
    <style:style style:name="P46" style:parent-style-name="Normal" style:family="paragraph">
      <style:paragraph-properties fo:text-align="justify" fo:margin-bottom="0in"/>
      <style:text-properties fo:language="pt" fo:country="PT"/>
    </style:style>
    <style:style style:name="P47" style:parent-style-name="Normal" style:family="paragraph">
      <style:paragraph-properties fo:text-align="justify" fo:margin-bottom="0in"/>
      <style:text-properties fo:language="pt" fo:country="PT"/>
    </style:style>
    <style:style style:name="P48" style:parent-style-name="Normal" style:family="paragraph">
      <style:paragraph-properties fo:text-align="justify" fo:margin-bottom="0in"/>
      <style:text-properties fo:language="pt" fo:country="PT"/>
    </style:style>
    <style:style style:name="P49" style:parent-style-name="Normal" style:family="paragraph">
      <style:paragraph-properties fo:text-align="justify" fo:margin-bottom="0in"/>
      <style:text-properties fo:language="pt" fo:country="PT"/>
    </style:style>
    <style:style style:name="P50" style:parent-style-name="Normal" style:family="paragraph">
      <style:paragraph-properties fo:text-align="justify" fo:margin-bottom="0in"/>
      <style:text-properties fo:language="pt" fo:country="PT"/>
    </style:style>
    <style:style style:name="P51" style:parent-style-name="Normal" style:family="paragraph">
      <style:paragraph-properties fo:text-align="justify" fo:margin-bottom="0in"/>
      <style:text-properties fo:language="pt" fo:country="PT"/>
    </style:style>
    <style:style style:name="P52" style:parent-style-name="Normal" style:family="paragraph">
      <style:paragraph-properties fo:text-align="justify" fo:margin-bottom="0in"/>
      <style:text-properties fo:language="pt" fo:country="PT"/>
    </style:style>
    <style:style style:name="P53" style:parent-style-name="Normal" style:family="paragraph">
      <style:paragraph-properties fo:text-align="justify" fo:margin-bottom="0in"/>
      <style:text-properties fo:language="pt" fo:country="PT"/>
    </style:style>
    <style:style style:name="P54" style:parent-style-name="Normal" style:family="paragraph">
      <style:paragraph-properties fo:text-align="justify" fo:margin-bottom="0in"/>
      <style:text-properties fo:language="pt" fo:country="PT"/>
    </style:style>
    <style:style style:name="P55" style:parent-style-name="Normal" style:family="paragraph">
      <style:paragraph-properties fo:text-align="justify" fo:margin-bottom="0in"/>
    </style:style>
    <style:style style:name="T56" style:parent-style-name="DefaultParagraphFont" style:family="text">
      <style:text-properties fo:language="pt" fo:country="PT"/>
    </style:style>
    <style:style style:name="T57" style:parent-style-name="DefaultParagraphFont" style:family="text">
      <style:text-properties fo:language="pt" fo:country="PT"/>
    </style:style>
    <style:style style:name="T58" style:parent-style-name="DefaultParagraphFont" style:family="text">
      <style:text-properties fo:language="pt" fo:country="PT"/>
    </style:style>
    <style:style style:name="T59" style:parent-style-name="DefaultParagraphFont" style:family="text">
      <style:text-properties fo:language="pt" fo:country="PT"/>
    </style:style>
    <style:style style:name="T60" style:parent-style-name="DefaultParagraphFont" style:family="text">
      <style:text-properties fo:language="pt" fo:country="PT"/>
    </style:style>
    <style:style style:name="T61" style:parent-style-name="DefaultParagraphFont" style:family="text">
      <style:text-properties fo:language="pt" fo:country="PT"/>
    </style:style>
    <style:style style:name="T62" style:parent-style-name="DefaultParagraphFont" style:family="text">
      <style:text-properties fo:language="pt" fo:country="PT"/>
    </style:style>
    <style:style style:name="T63" style:parent-style-name="DefaultParagraphFont" style:family="text">
      <style:text-properties fo:language="es" fo:country="ES"/>
    </style:style>
    <style:style style:name="T64" style:parent-style-name="DefaultParagraphFont" style:family="text">
      <style:text-properties fo:language="es" fo:country="ES"/>
    </style:style>
    <style:style style:name="T65" style:parent-style-name="DefaultParagraphFont" style:family="text">
      <style:text-properties fo:language="pt" fo:country="PT"/>
    </style:style>
    <style:style style:name="T66" style:parent-style-name="DefaultParagraphFont" style:family="text">
      <style:text-properties fo:language="pt" fo:country="PT"/>
    </style:style>
    <style:style style:name="T67" style:parent-style-name="DefaultParagraphFont" style:family="text">
      <style:text-properties fo:language="pt" fo:country="PT"/>
    </style:style>
    <style:style style:name="T68" style:parent-style-name="DefaultParagraphFont" style:family="text">
      <style:text-properties fo:language="es" fo:country="ES"/>
    </style:style>
    <style:style style:name="T69" style:parent-style-name="DefaultParagraphFont" style:family="text">
      <style:text-properties fo:language="pt" fo:country="PT"/>
    </style:style>
    <style:style style:name="T70" style:parent-style-name="DefaultParagraphFont" style:family="text">
      <style:text-properties fo:language="pt" fo:country="PT"/>
    </style:style>
    <style:style style:name="T71" style:parent-style-name="DefaultParagraphFont" style:family="text">
      <style:text-properties fo:language="pt" fo:country="PT"/>
    </style:style>
    <style:style style:name="T72" style:parent-style-name="DefaultParagraphFont" style:family="text">
      <style:text-properties fo:language="pt" fo:country="PT"/>
    </style:style>
    <style:style style:name="T73" style:parent-style-name="DefaultParagraphFont" style:family="text">
      <style:text-properties fo:language="es" fo:country="ES"/>
    </style:style>
    <style:style style:name="T74" style:parent-style-name="DefaultParagraphFont" style:family="text">
      <style:text-properties fo:language="pt" fo:country="PT"/>
    </style:style>
    <style:style style:name="T75" style:parent-style-name="DefaultParagraphFont" style:family="text">
      <style:text-properties fo:language="pt" fo:country="PT"/>
    </style:style>
    <style:style style:name="T76" style:parent-style-name="DefaultParagraphFont" style:family="text">
      <style:text-properties fo:language="pt" fo:country="PT"/>
    </style:style>
    <style:style style:name="T77" style:parent-style-name="DefaultParagraphFont" style:family="text">
      <style:text-properties fo:language="pt" fo:country="PT"/>
    </style:style>
    <style:style style:name="T78" style:parent-style-name="DefaultParagraphFont" style:family="text">
      <style:text-properties fo:language="es" fo:country="ES"/>
    </style:style>
    <style:style style:name="T79" style:parent-style-name="DefaultParagraphFont" style:family="text">
      <style:text-properties fo:language="es" fo:country="ES"/>
    </style:style>
    <style:style style:name="P80" style:parent-style-name="Normal" style:family="paragraph">
      <style:paragraph-properties fo:text-align="justify" fo:margin-bottom="0in"/>
      <style:text-properties fo:language="es" fo:country="ES"/>
    </style:style>
    <style:style style:name="P81" style:parent-style-name="Normal" style:family="paragraph">
      <style:paragraph-properties fo:text-align="justify" fo:margin-bottom="0in"/>
      <style:text-properties fo:language="es" fo:country="ES"/>
    </style:style>
    <style:style style:name="P82" style:parent-style-name="Normal" style:family="paragraph">
      <style:paragraph-properties fo:text-align="justify" fo:margin-bottom="0in"/>
      <style:text-properties fo:language="es" fo:country="ES"/>
    </style:style>
    <style:style style:name="P83" style:parent-style-name="Normal" style:family="paragraph">
      <style:paragraph-properties fo:text-align="justify" fo:margin-bottom="0in"/>
      <style:text-properties fo:language="es" fo:country="ES"/>
    </style:style>
    <style:style style:name="P84" style:parent-style-name="Normal" style:family="paragraph">
      <style:paragraph-properties fo:text-align="justify" fo:margin-bottom="0in"/>
      <style:text-properties fo:language="es" fo:country="ES"/>
    </style:style>
    <style:style style:name="P85" style:parent-style-name="Normal" style:family="paragraph">
      <style:paragraph-properties fo:text-align="justify" fo:margin-bottom="0in"/>
      <style:text-properties fo:language="pt" fo:country="PT"/>
    </style:style>
    <style:style style:name="P86" style:parent-style-name="Normal" style:family="paragraph">
      <style:paragraph-properties fo:text-align="justify" fo:margin-bottom="0in"/>
      <style:text-properties fo:language="pt" fo:country="PT"/>
    </style:style>
    <style:style style:name="P87" style:parent-style-name="Normal" style:family="paragraph">
      <style:paragraph-properties fo:text-align="justify" fo:margin-bottom="0in"/>
      <style:text-properties fo:language="es" fo:country="ES"/>
    </style:style>
    <style:style style:name="P88" style:parent-style-name="Normal" style:family="paragraph">
      <style:paragraph-properties fo:text-align="justify" fo:margin-bottom="0in"/>
    </style:style>
    <style:style style:name="T89" style:parent-style-name="DefaultParagraphFont" style:family="text">
      <style:text-properties fo:language="es" fo:country="ES"/>
    </style:style>
    <style:style style:name="P90" style:parent-style-name="Normal" style:family="paragraph">
      <style:paragraph-properties fo:text-align="justify" fo:margin-bottom="0in"/>
    </style:style>
    <style:style style:name="P91" style:parent-style-name="Normal" style:family="paragraph">
      <style:paragraph-properties fo:text-align="justify" fo:margin-bottom="0in"/>
    </style:style>
    <style:style style:name="P92" style:parent-style-name="Normal" style:family="paragraph">
      <style:paragraph-properties fo:text-align="justify" fo:margin-bottom="0in"/>
    </style:style>
    <style:style style:name="T93" style:parent-style-name="DefaultParagraphFont" style:family="text">
      <style:text-properties fo:language="pt" fo:country="PT"/>
    </style:style>
    <style:style style:name="T94" style:parent-style-name="DefaultParagraphFont" style:family="text">
      <style:text-properties fo:language="pt" fo:country="PT"/>
    </style:style>
    <style:style style:name="P95" style:parent-style-name="Normal" style:family="paragraph">
      <style:paragraph-properties fo:text-align="justify" fo:margin-bottom="0in"/>
      <style:text-properties fo:language="pt" fo:country="PT"/>
    </style:style>
    <style:style style:name="P96" style:parent-style-name="Normal" style:family="paragraph">
      <style:paragraph-properties fo:text-align="justify" fo:margin-bottom="0in"/>
      <style:text-properties fo:language="es" fo:country="ES"/>
    </style:style>
    <style:style style:name="P97" style:parent-style-name="Normal" style:family="paragraph">
      <style:paragraph-properties fo:text-align="justify" fo:margin-bottom="0in"/>
      <style:text-properties fo:language="es" fo:country="ES"/>
    </style:style>
    <style:style style:name="P98" style:parent-style-name="Normal" style:family="paragraph">
      <style:paragraph-properties fo:text-align="justify" fo:margin-bottom="0in"/>
      <style:text-properties fo:language="es" fo:country="ES"/>
    </style:style>
    <style:style style:name="P99" style:parent-style-name="Normal" style:family="paragraph">
      <style:paragraph-properties fo:text-align="justify" fo:margin-bottom="0in"/>
      <style:text-properties fo:language="es" fo:country="ES"/>
    </style:style>
    <style:style style:name="P100" style:parent-style-name="Normal" style:family="paragraph">
      <style:paragraph-properties fo:text-align="justify" fo:margin-bottom="0in"/>
    </style:style>
    <style:style style:name="T101" style:parent-style-name="DefaultParagraphFont" style:family="text">
      <style:text-properties fo:language="es" fo:country="ES"/>
    </style:style>
    <style:style style:name="T102" style:parent-style-name="DefaultParagraphFont" style:family="text">
      <style:text-properties fo:language="pt" fo:country="PT"/>
    </style:style>
    <style:style style:name="T103" style:parent-style-name="DefaultParagraphFont" style:family="text">
      <style:text-properties fo:language="pt" fo:country="PT"/>
    </style:style>
    <style:style style:name="T104" style:parent-style-name="DefaultParagraphFont" style:family="text">
      <style:text-properties fo:language="pt" fo:country="PT"/>
    </style:style>
    <style:style style:name="T105" style:parent-style-name="DefaultParagraphFont" style:family="text">
      <style:text-properties fo:language="es" fo:country="ES"/>
    </style:style>
    <style:style style:name="T106" style:parent-style-name="DefaultParagraphFont" style:family="text">
      <style:text-properties fo:language="pt" fo:country="PT"/>
    </style:style>
    <style:style style:name="T107" style:parent-style-name="DefaultParagraphFont" style:family="text">
      <style:text-properties fo:language="pt" fo:country="PT"/>
    </style:style>
    <style:style style:name="T108" style:parent-style-name="DefaultParagraphFont" style:family="text">
      <style:text-properties fo:language="pt" fo:country="PT"/>
    </style:style>
    <style:style style:name="T109" style:parent-style-name="DefaultParagraphFont" style:family="text">
      <style:text-properties fo:language="pt" fo:country="PT"/>
    </style:style>
    <style:style style:name="P110" style:parent-style-name="Normal" style:family="paragraph">
      <style:paragraph-properties fo:text-align="justify" fo:margin-bottom="0in"/>
      <style:text-properties fo:language="pt" fo:country="PT"/>
    </style:style>
    <style:style style:name="P111" style:parent-style-name="Normal" style:family="paragraph">
      <style:paragraph-properties fo:text-align="justify" fo:margin-bottom="0in"/>
      <style:text-properties fo:language="pt" fo:country="PT"/>
    </style:style>
    <style:style style:name="P112" style:parent-style-name="Normal" style:family="paragraph">
      <style:paragraph-properties fo:text-align="justify" fo:margin-bottom="0in"/>
    </style:style>
    <style:style style:name="T113" style:parent-style-name="DefaultParagraphFont" style:family="text">
      <style:text-properties fo:language="pt" fo:country="PT"/>
    </style:style>
    <style:style style:name="P114" style:parent-style-name="Normal" style:family="paragraph">
      <style:paragraph-properties fo:text-align="justify" fo:margin-bottom="0in"/>
    </style:style>
    <style:style style:name="P115" style:parent-style-name="Normal" style:family="paragraph">
      <style:paragraph-properties fo:text-align="justify" fo:margin-bottom="0in"/>
    </style:style>
    <style:style style:name="P116" style:parent-style-name="Normal" style:family="paragraph">
      <style:paragraph-properties fo:text-align="justify" fo:margin-bottom="0in"/>
    </style:style>
    <style:style style:name="T117" style:parent-style-name="DefaultParagraphFont" style:family="text">
      <style:text-properties fo:language="es" fo:country="ES"/>
    </style:style>
    <style:style style:name="T118" style:parent-style-name="DefaultParagraphFont" style:family="text">
      <style:text-properties fo:language="es" fo:country="ES"/>
    </style:style>
    <style:style style:name="T119" style:parent-style-name="DefaultParagraphFont" style:family="text">
      <style:text-properties fo:language="pt" fo:country="PT"/>
    </style:style>
    <style:style style:name="T120" style:parent-style-name="DefaultParagraphFont" style:family="text">
      <style:text-properties fo:language="pt" fo:country="PT"/>
    </style:style>
    <style:style style:name="T121" style:parent-style-name="DefaultParagraphFont" style:family="text">
      <style:text-properties fo:language="pt" fo:country="PT"/>
    </style:style>
    <style:style style:name="T122" style:parent-style-name="DefaultParagraphFont" style:family="text">
      <style:text-properties fo:language="pt" fo:country="PT"/>
    </style:style>
    <style:style style:name="T123" style:parent-style-name="DefaultParagraphFont" style:family="text">
      <style:text-properties fo:language="pt" fo:country="PT"/>
    </style:style>
    <style:style style:name="T124" style:parent-style-name="DefaultParagraphFont" style:family="text">
      <style:text-properties fo:language="pt" fo:country="PT"/>
    </style:style>
    <style:style style:name="T125" style:parent-style-name="DefaultParagraphFont" style:family="text">
      <style:text-properties fo:language="pt" fo:country="PT"/>
    </style:style>
    <style:style style:name="T126" style:parent-style-name="DefaultParagraphFont" style:family="text">
      <style:text-properties fo:language="pt" fo:country="PT"/>
    </style:style>
    <style:style style:name="T127" style:parent-style-name="DefaultParagraphFont" style:family="text">
      <style:text-properties fo:language="pt" fo:country="PT"/>
    </style:style>
    <style:style style:name="T128" style:parent-style-name="DefaultParagraphFont" style:family="text">
      <style:text-properties fo:language="pt" fo:country="PT"/>
    </style:style>
    <style:style style:name="T129" style:parent-style-name="DefaultParagraphFont" style:family="text">
      <style:text-properties fo:language="pt" fo:country="PT"/>
    </style:style>
    <style:style style:name="T130" style:parent-style-name="DefaultParagraphFont" style:family="text">
      <style:text-properties fo:language="pt" fo:country="PT"/>
    </style:style>
    <style:style style:name="T131" style:parent-style-name="DefaultParagraphFont" style:family="text">
      <style:text-properties fo:language="pt" fo:country="PT"/>
    </style:style>
    <style:style style:name="T132" style:parent-style-name="DefaultParagraphFont" style:family="text">
      <style:text-properties fo:language="pt" fo:country="PT"/>
    </style:style>
    <style:style style:name="T133" style:parent-style-name="DefaultParagraphFont" style:family="text">
      <style:text-properties fo:language="pt" fo:country="PT"/>
    </style:style>
    <style:style style:name="P134" style:parent-style-name="Normal" style:family="paragraph">
      <style:paragraph-properties fo:text-align="justify" fo:margin-bottom="0in"/>
      <style:text-properties fo:language="pt" fo:country="PT"/>
    </style:style>
    <style:style style:name="P135" style:parent-style-name="Normal" style:family="paragraph">
      <style:paragraph-properties fo:text-align="justify" fo:margin-bottom="0in"/>
      <style:text-properties fo:language="pt" fo:country="PT"/>
    </style:style>
    <style:style style:name="P136" style:parent-style-name="Normal" style:family="paragraph">
      <style:paragraph-properties fo:text-align="justify" fo:margin-bottom="0in"/>
      <style:text-properties fo:language="pt" fo:country="PT"/>
    </style:style>
    <style:style style:name="P137" style:parent-style-name="Normal" style:family="paragraph">
      <style:paragraph-properties fo:text-align="justify" fo:margin-bottom="0in"/>
      <style:text-properties fo:language="pt" fo:country="PT"/>
    </style:style>
    <style:style style:name="P138" style:parent-style-name="Normal" style:family="paragraph">
      <style:paragraph-properties fo:text-align="justify" fo:margin-bottom="0in"/>
      <style:text-properties fo:language="pt" fo:country="PT"/>
    </style:style>
    <style:style style:name="P139" style:parent-style-name="Normal" style:family="paragraph">
      <style:paragraph-properties fo:text-align="justify" fo:margin-bottom="0in"/>
    </style:style>
    <style:style style:name="T140" style:parent-style-name="DefaultParagraphFont" style:family="text">
      <style:text-properties fo:language="pt" fo:country="PT"/>
    </style:style>
    <style:style style:name="T141" style:parent-style-name="DefaultParagraphFont" style:family="text">
      <style:text-properties fo:language="es" fo:country="ES"/>
    </style:style>
    <style:style style:name="T142" style:parent-style-name="DefaultParagraphFont" style:family="text">
      <style:text-properties fo:language="es" fo:country="ES"/>
    </style:style>
    <style:style style:name="T143" style:parent-style-name="DefaultParagraphFont" style:family="text">
      <style:text-properties fo:language="pt" fo:country="PT"/>
    </style:style>
    <style:style style:name="T144" style:parent-style-name="DefaultParagraphFont" style:family="text">
      <style:text-properties fo:language="pt" fo:country="PT"/>
    </style:style>
    <style:style style:name="T145" style:parent-style-name="DefaultParagraphFont" style:family="text">
      <style:text-properties fo:language="pt" fo:country="PT"/>
    </style:style>
    <style:style style:name="T146" style:parent-style-name="DefaultParagraphFont" style:family="text">
      <style:text-properties fo:language="pt" fo:country="PT"/>
    </style:style>
    <style:style style:name="T147" style:parent-style-name="DefaultParagraphFont" style:family="text">
      <style:text-properties fo:language="es" fo:country="ES"/>
    </style:style>
    <style:style style:name="T148" style:parent-style-name="DefaultParagraphFont" style:family="text">
      <style:text-properties fo:language="es" fo:country="ES"/>
    </style:style>
    <style:style style:name="T149" style:parent-style-name="DefaultParagraphFont" style:family="text">
      <style:text-properties fo:language="pt" fo:country="PT"/>
    </style:style>
    <style:style style:name="T150" style:parent-style-name="DefaultParagraphFont" style:family="text">
      <style:text-properties fo:language="pt" fo:country="PT"/>
    </style:style>
    <style:style style:name="T151" style:parent-style-name="DefaultParagraphFont" style:family="text">
      <style:text-properties fo:language="es" fo:country="ES"/>
    </style:style>
    <style:style style:name="T152" style:parent-style-name="DefaultParagraphFont" style:family="text">
      <style:text-properties fo:language="es" fo:country="ES"/>
    </style:style>
    <style:style style:name="T153" style:parent-style-name="DefaultParagraphFont" style:family="text">
      <style:text-properties fo:language="es" fo:country="ES"/>
    </style:style>
    <style:style style:name="T154" style:parent-style-name="DefaultParagraphFont" style:family="text">
      <style:text-properties fo:language="es" fo:country="ES"/>
    </style:style>
    <style:style style:name="T155" style:parent-style-name="DefaultParagraphFont" style:family="text">
      <style:text-properties fo:language="es" fo:country="ES"/>
    </style:style>
    <style:style style:name="T156" style:parent-style-name="DefaultParagraphFont" style:family="text">
      <style:text-properties fo:language="es" fo:country="ES"/>
    </style:style>
    <style:style style:name="P157" style:parent-style-name="Normal" style:family="paragraph">
      <style:paragraph-properties fo:text-align="justify" fo:margin-bottom="0in"/>
      <style:text-properties fo:language="es" fo:country="ES"/>
    </style:style>
    <style:style style:name="P158" style:parent-style-name="Normal" style:family="paragraph">
      <style:paragraph-properties fo:text-align="justify" fo:margin-bottom="0in"/>
      <style:text-properties fo:language="es" fo:country="ES"/>
    </style:style>
    <style:style style:name="P159" style:parent-style-name="Normal" style:family="paragraph">
      <style:paragraph-properties fo:text-align="justify" fo:margin-bottom="0in"/>
    </style:style>
    <style:style style:name="T160" style:parent-style-name="DefaultParagraphFont" style:family="text">
      <style:text-properties fo:language="es" fo:country="ES"/>
    </style:style>
    <style:style style:name="T161" style:parent-style-name="DefaultParagraphFont" style:family="text">
      <style:text-properties fo:language="pt" fo:country="PT"/>
    </style:style>
    <style:style style:name="T162" style:parent-style-name="DefaultParagraphFont" style:family="text">
      <style:text-properties fo:language="es" fo:country="ES"/>
    </style:style>
    <style:style style:name="P163" style:parent-style-name="Normal" style:family="paragraph">
      <style:paragraph-properties fo:text-align="justify" fo:margin-bottom="0in"/>
      <style:text-properties fo:language="es" fo:country="ES"/>
    </style:style>
    <style:style style:name="P164" style:parent-style-name="Normal" style:family="paragraph">
      <style:paragraph-properties fo:text-align="justify" fo:margin-bottom="0in"/>
      <style:text-properties fo:language="es" fo:country="ES"/>
    </style:style>
    <style:style style:name="P165" style:parent-style-name="Normal" style:family="paragraph">
      <style:paragraph-properties fo:text-align="justify" fo:margin-bottom="0in"/>
      <style:text-properties fo:language="es" fo:country="ES"/>
    </style:style>
    <style:style style:name="P166" style:parent-style-name="Normal" style:family="paragraph">
      <style:paragraph-properties fo:text-align="justify" fo:margin-bottom="0in"/>
      <style:text-properties fo:language="es" fo:country="ES"/>
    </style:style>
    <style:style style:name="P167" style:parent-style-name="Normal" style:family="paragraph">
      <style:paragraph-properties fo:text-align="justify" fo:margin-bottom="0in"/>
      <style:text-properties fo:language="es" fo:country="ES"/>
    </style:style>
    <style:style style:name="P168" style:parent-style-name="Normal" style:family="paragraph">
      <style:paragraph-properties fo:text-align="justify" fo:margin-bottom="0in"/>
      <style:text-properties fo:language="es" fo:country="ES"/>
    </style:style>
    <style:style style:name="P169" style:parent-style-name="Normal" style:family="paragraph">
      <style:paragraph-properties fo:text-align="justify" fo:margin-bottom="0in"/>
      <style:text-properties fo:language="es" fo:country="ES"/>
    </style:style>
    <style:style style:name="P170" style:parent-style-name="Normal" style:family="paragraph">
      <style:paragraph-properties fo:text-align="justify" fo:margin-bottom="0in"/>
      <style:text-properties fo:language="es" fo:country="ES"/>
    </style:style>
    <style:style style:name="P171" style:parent-style-name="Normal" style:family="paragraph">
      <style:paragraph-properties fo:text-align="justify" fo:margin-bottom="0in"/>
      <style:text-properties fo:language="es" fo:country="ES"/>
    </style:style>
    <style:style style:name="P172" style:parent-style-name="Normal" style:family="paragraph">
      <style:paragraph-properties fo:text-align="justify" fo:margin-bottom="0in"/>
      <style:text-properties fo:language="es" fo:country="ES"/>
    </style:style>
    <style:style style:name="P173" style:parent-style-name="Normal" style:family="paragraph">
      <style:paragraph-properties fo:text-align="justify" fo:margin-bottom="0in"/>
      <style:text-properties fo:language="pt" fo:country="PT"/>
    </style:style>
    <style:style style:name="P174" style:parent-style-name="Normal" style:family="paragraph">
      <style:paragraph-properties fo:text-align="justify" fo:margin-bottom="0in"/>
      <style:text-properties fo:language="pt" fo:country="PT"/>
    </style:style>
    <style:style style:name="P175" style:parent-style-name="Normal" style:family="paragraph">
      <style:paragraph-properties fo:text-align="justify" fo:margin-bottom="0in"/>
      <style:text-properties fo:language="es" fo:country="ES"/>
    </style:style>
    <style:style style:name="P176" style:parent-style-name="Normal" style:family="paragraph">
      <style:paragraph-properties fo:text-align="justify" fo:margin-bottom="0in"/>
      <style:text-properties fo:language="es" fo:country="ES"/>
    </style:style>
    <style:style style:name="P177" style:parent-style-name="Normal" style:family="paragraph">
      <style:paragraph-properties fo:text-align="justify" fo:margin-bottom="0in"/>
      <style:text-properties fo:language="es" fo:country="ES"/>
    </style:style>
    <style:style style:name="P178" style:parent-style-name="Normal" style:family="paragraph">
      <style:paragraph-properties fo:text-align="justify" fo:margin-bottom="0in"/>
      <style:text-properties fo:language="pt" fo:country="PT"/>
    </style:style>
    <style:style style:name="P179" style:parent-style-name="Normal" style:family="paragraph">
      <style:paragraph-properties fo:text-align="justify" fo:margin-bottom="0in"/>
      <style:text-properties fo:language="pt" fo:country="PT"/>
    </style:style>
    <style:style style:name="P180" style:parent-style-name="Normal" style:family="paragraph">
      <style:paragraph-properties fo:text-align="justify" fo:margin-bottom="0in"/>
      <style:text-properties fo:language="pt" fo:country="PT"/>
    </style:style>
    <style:style style:name="P181" style:parent-style-name="Normal" style:family="paragraph">
      <style:paragraph-properties fo:text-align="justify" fo:margin-bottom="0in"/>
      <style:text-properties fo:language="pt" fo:country="PT"/>
    </style:style>
    <style:style style:name="P182" style:parent-style-name="Normal" style:family="paragraph">
      <style:paragraph-properties fo:text-align="justify" fo:margin-bottom="0in"/>
      <style:text-properties fo:language="pt" fo:country="PT"/>
    </style:style>
    <style:style style:name="P183" style:parent-style-name="Normal" style:family="paragraph">
      <style:paragraph-properties fo:text-align="justify" fo:margin-bottom="0in"/>
      <style:text-properties fo:language="pt" fo:country="PT"/>
    </style:style>
    <style:style style:name="P184" style:parent-style-name="Normal" style:family="paragraph">
      <style:paragraph-properties fo:text-align="justify" fo:margin-bottom="0in"/>
      <style:text-properties fo:language="pt" fo:country="PT"/>
    </style:style>
    <style:style style:name="P185" style:parent-style-name="Normal" style:family="paragraph">
      <style:paragraph-properties fo:text-align="justify" fo:margin-bottom="0in"/>
    </style:style>
    <style:style style:name="T186" style:parent-style-name="DefaultParagraphFont" style:family="text">
      <style:text-properties fo:language="pt" fo:country="PT"/>
    </style:style>
    <style:style style:name="T187" style:parent-style-name="DefaultParagraphFont" style:family="text">
      <style:text-properties fo:language="pt" fo:country="PT"/>
    </style:style>
    <style:style style:name="T188" style:parent-style-name="DefaultParagraphFont" style:family="text">
      <style:text-properties fo:language="pt" fo:country="PT"/>
    </style:style>
    <style:style style:name="T189" style:parent-style-name="DefaultParagraphFont" style:family="text">
      <style:text-properties fo:language="pt" fo:country="PT"/>
    </style:style>
    <style:style style:name="T190" style:parent-style-name="DefaultParagraphFont" style:family="text">
      <style:text-properties fo:language="pt" fo:country="PT"/>
    </style:style>
    <style:style style:name="T191" style:parent-style-name="DefaultParagraphFont" style:family="text">
      <style:text-properties fo:language="pt" fo:country="PT"/>
    </style:style>
    <style:style style:name="T192" style:parent-style-name="DefaultParagraphFont" style:family="text">
      <style:text-properties fo:language="es" fo:country="ES"/>
    </style:style>
    <style:style style:name="T193" style:parent-style-name="DefaultParagraphFont" style:family="text">
      <style:text-properties fo:language="pt" fo:country="PT"/>
    </style:style>
    <style:style style:name="T194" style:parent-style-name="DefaultParagraphFont" style:family="text">
      <style:text-properties fo:language="pt" fo:country="PT"/>
    </style:style>
    <style:style style:name="P195" style:parent-style-name="Normal" style:family="paragraph">
      <style:paragraph-properties fo:text-align="justify" fo:margin-bottom="0in"/>
      <style:text-properties fo:language="pt" fo:country="PT"/>
    </style:style>
    <style:style style:name="P196" style:parent-style-name="Normal" style:family="paragraph">
      <style:paragraph-properties fo:text-align="justify" fo:margin-bottom="0in"/>
      <style:text-properties fo:language="pt" fo:country="PT"/>
    </style:style>
    <style:style style:name="P197" style:parent-style-name="Normal" style:family="paragraph">
      <style:paragraph-properties fo:text-align="justify" fo:margin-bottom="0in"/>
      <style:text-properties fo:language="pt" fo:country="PT"/>
    </style:style>
    <style:style style:name="P198" style:parent-style-name="Normal" style:family="paragraph">
      <style:paragraph-properties fo:text-align="justify" fo:margin-bottom="0in"/>
      <style:text-properties fo:language="pt" fo:country="PT"/>
    </style:style>
    <style:style style:name="P199" style:parent-style-name="Normal" style:family="paragraph">
      <style:paragraph-properties fo:text-align="justify" fo:margin-bottom="0in"/>
      <style:text-properties fo:language="pt" fo:country="PT"/>
    </style:style>
    <style:style style:name="P200" style:parent-style-name="Normal" style:family="paragraph">
      <style:paragraph-properties fo:text-align="justify" fo:margin-bottom="0in"/>
    </style:style>
    <style:style style:name="T201" style:parent-style-name="DefaultParagraphFont" style:family="text">
      <style:text-properties fo:language="pt" fo:country="PT"/>
    </style:style>
    <style:style style:name="T202" style:parent-style-name="DefaultParagraphFont" style:family="text">
      <style:text-properties fo:language="pt" fo:country="PT"/>
    </style:style>
    <style:style style:name="T203" style:parent-style-name="DefaultParagraphFont" style:family="text">
      <style:text-properties fo:language="pt" fo:country="PT"/>
    </style:style>
    <style:style style:name="T204" style:parent-style-name="DefaultParagraphFont" style:family="text">
      <style:text-properties fo:language="pt" fo:country="PT"/>
    </style:style>
    <style:style style:name="T205" style:parent-style-name="DefaultParagraphFont" style:family="text">
      <style:text-properties fo:language="pt" fo:country="PT"/>
    </style:style>
    <style:style style:name="T206" style:parent-style-name="DefaultParagraphFont" style:family="text">
      <style:text-properties fo:language="es" fo:country="ES"/>
    </style:style>
    <style:style style:name="T207" style:parent-style-name="DefaultParagraphFont" style:family="text">
      <style:text-properties fo:language="pt" fo:country="PT"/>
    </style:style>
    <style:style style:name="T208" style:parent-style-name="DefaultParagraphFont" style:family="text">
      <style:text-properties fo:language="pt" fo:country="PT"/>
    </style:style>
    <style:style style:name="T209" style:parent-style-name="DefaultParagraphFont" style:family="text">
      <style:text-properties fo:language="pt" fo:country="PT"/>
    </style:style>
    <style:style style:name="T210" style:parent-style-name="DefaultParagraphFont" style:family="text">
      <style:text-properties fo:language="es" fo:country="ES"/>
    </style:style>
    <style:style style:name="T211" style:parent-style-name="DefaultParagraphFont" style:family="text">
      <style:text-properties fo:language="es" fo:country="ES"/>
    </style:style>
    <style:style style:name="T212" style:parent-style-name="DefaultParagraphFont" style:family="text">
      <style:text-properties fo:language="es" fo:country="ES"/>
    </style:style>
    <style:style style:name="T213" style:parent-style-name="DefaultParagraphFont" style:family="text">
      <style:text-properties fo:language="es" fo:country="ES"/>
    </style:style>
    <style:style style:name="T214" style:parent-style-name="DefaultParagraphFont" style:family="text">
      <style:text-properties fo:language="pt" fo:country="PT"/>
    </style:style>
    <style:style style:name="T215" style:parent-style-name="DefaultParagraphFont" style:family="text">
      <style:text-properties fo:language="pt" fo:country="PT"/>
    </style:style>
    <style:style style:name="T216" style:parent-style-name="DefaultParagraphFont" style:family="text">
      <style:text-properties fo:language="pt" fo:country="PT"/>
    </style:style>
    <style:style style:name="T217" style:parent-style-name="DefaultParagraphFont" style:family="text">
      <style:text-properties fo:language="es" fo:country="ES"/>
    </style:style>
    <style:style style:name="T218" style:parent-style-name="DefaultParagraphFont" style:family="text">
      <style:text-properties fo:language="pt" fo:country="PT"/>
    </style:style>
    <style:style style:name="T219" style:parent-style-name="DefaultParagraphFont" style:family="text">
      <style:text-properties fo:language="pt" fo:country="PT"/>
    </style:style>
    <style:style style:name="T220" style:parent-style-name="DefaultParagraphFont" style:family="text">
      <style:text-properties fo:language="pt" fo:country="PT"/>
    </style:style>
    <style:style style:name="P221" style:parent-style-name="Normal" style:family="paragraph">
      <style:paragraph-properties fo:text-align="justify" fo:margin-bottom="0in"/>
      <style:text-properties fo:language="pt" fo:country="PT"/>
    </style:style>
    <style:style style:name="P222" style:parent-style-name="Normal" style:family="paragraph">
      <style:paragraph-properties fo:text-align="justify" fo:margin-bottom="0in"/>
      <style:text-properties fo:language="pt" fo:country="PT"/>
    </style:style>
    <style:style style:name="P223" style:parent-style-name="Normal" style:family="paragraph">
      <style:paragraph-properties fo:text-align="justify" fo:margin-bottom="0in"/>
      <style:text-properties fo:language="pt" fo:country="PT"/>
    </style:style>
    <style:style style:name="P224" style:parent-style-name="Normal" style:family="paragraph">
      <style:paragraph-properties fo:text-align="justify" fo:margin-bottom="0in"/>
      <style:text-properties fo:language="pt" fo:country="PT"/>
    </style:style>
    <style:style style:name="P225" style:parent-style-name="Normal" style:family="paragraph">
      <style:paragraph-properties fo:text-align="justify" fo:margin-bottom="0in"/>
      <style:text-properties fo:language="pt" fo:country="PT"/>
    </style:style>
    <style:style style:name="P226" style:parent-style-name="Normal" style:family="paragraph">
      <style:paragraph-properties fo:text-align="justify" fo:margin-bottom="0in"/>
    </style:style>
    <style:style style:name="T227" style:parent-style-name="DefaultParagraphFont" style:family="text">
      <style:text-properties fo:language="pt" fo:country="PT"/>
    </style:style>
    <style:style style:name="T228" style:parent-style-name="DefaultParagraphFont" style:family="text">
      <style:text-properties fo:language="pt" fo:country="PT"/>
    </style:style>
    <style:style style:name="T229" style:parent-style-name="DefaultParagraphFont" style:family="text">
      <style:text-properties fo:language="pt" fo:country="PT"/>
    </style:style>
    <style:style style:name="T230" style:parent-style-name="DefaultParagraphFont" style:family="text">
      <style:text-properties fo:language="pt" fo:country="PT"/>
    </style:style>
    <style:style style:name="T231" style:parent-style-name="DefaultParagraphFont" style:family="text">
      <style:text-properties fo:language="pt" fo:country="PT"/>
    </style:style>
    <style:style style:name="T232" style:parent-style-name="DefaultParagraphFont" style:family="text">
      <style:text-properties fo:language="pt" fo:country="PT"/>
    </style:style>
    <style:style style:name="T233" style:parent-style-name="DefaultParagraphFont" style:family="text">
      <style:text-properties fo:language="pt" fo:country="PT"/>
    </style:style>
    <style:style style:name="P234" style:parent-style-name="Normal" style:family="paragraph">
      <style:paragraph-properties fo:text-align="justify" fo:margin-bottom="0in"/>
      <style:text-properties fo:language="pt" fo:country="PT"/>
    </style:style>
    <style:style style:name="P235" style:parent-style-name="Normal" style:family="paragraph">
      <style:paragraph-properties fo:text-align="justify" fo:margin-bottom="0in"/>
      <style:text-properties fo:language="pt" fo:country="PT"/>
    </style:style>
    <style:style style:name="P236" style:parent-style-name="Normal" style:family="paragraph">
      <style:paragraph-properties fo:text-align="justify" fo:margin-bottom="0in"/>
      <style:text-properties fo:language="pt" fo:country="PT"/>
    </style:style>
    <style:style style:name="P237" style:parent-style-name="Normal" style:family="paragraph">
      <style:paragraph-properties fo:text-align="justify" fo:margin-bottom="0in"/>
      <style:text-properties fo:language="pt" fo:country="PT"/>
    </style:style>
    <style:style style:name="P238" style:parent-style-name="Normal" style:family="paragraph">
      <style:paragraph-properties fo:text-align="justify" fo:margin-bottom="0in"/>
      <style:text-properties fo:language="pt" fo:country="PT"/>
    </style:style>
    <style:style style:name="P239" style:parent-style-name="Normal" style:family="paragraph">
      <style:paragraph-properties fo:text-align="justify" fo:margin-bottom="0in"/>
    </style:style>
    <style:style style:name="T240" style:parent-style-name="DefaultParagraphFont" style:family="text">
      <style:text-properties fo:language="pt" fo:country="PT"/>
    </style:style>
    <style:style style:name="T241" style:parent-style-name="DefaultParagraphFont" style:family="text">
      <style:text-properties fo:language="es" fo:country="ES"/>
    </style:style>
    <style:style style:name="T242" style:parent-style-name="DefaultParagraphFont" style:family="text">
      <style:text-properties fo:language="es" fo:country="ES"/>
    </style:style>
    <style:style style:name="T243" style:parent-style-name="DefaultParagraphFont" style:family="text">
      <style:text-properties fo:language="es" fo:country="ES"/>
    </style:style>
    <style:style style:name="T244" style:parent-style-name="DefaultParagraphFont" style:family="text">
      <style:text-properties fo:language="es" fo:country="ES"/>
    </style:style>
    <style:style style:name="T245" style:parent-style-name="DefaultParagraphFont" style:family="text">
      <style:text-properties fo:language="pt" fo:country="PT"/>
    </style:style>
    <style:style style:name="T246" style:parent-style-name="DefaultParagraphFont" style:family="text">
      <style:text-properties fo:language="pt" fo:country="PT"/>
    </style:style>
    <style:style style:name="T247" style:parent-style-name="DefaultParagraphFont" style:family="text">
      <style:text-properties fo:language="pt" fo:country="PT"/>
    </style:style>
    <style:style style:name="T248" style:parent-style-name="DefaultParagraphFont" style:family="text">
      <style:text-properties fo:language="pt" fo:country="PT"/>
    </style:style>
    <style:style style:name="T249" style:parent-style-name="DefaultParagraphFont" style:family="text">
      <style:text-properties fo:language="pt" fo:country="PT"/>
    </style:style>
    <style:style style:name="T250" style:parent-style-name="DefaultParagraphFont" style:family="text">
      <style:text-properties fo:language="pt" fo:country="PT"/>
    </style:style>
    <style:style style:name="T251" style:parent-style-name="DefaultParagraphFont" style:family="text">
      <style:text-properties fo:language="pt" fo:country="PT"/>
    </style:style>
    <style:style style:name="T252" style:parent-style-name="DefaultParagraphFont" style:family="text">
      <style:text-properties fo:language="es" fo:country="ES"/>
    </style:style>
    <style:style style:name="T253" style:parent-style-name="DefaultParagraphFont" style:family="text">
      <style:text-properties fo:language="es" fo:country="ES"/>
    </style:style>
    <style:style style:name="T254" style:parent-style-name="DefaultParagraphFont" style:family="text">
      <style:text-properties fo:language="es" fo:country="ES"/>
    </style:style>
    <style:style style:name="T255" style:parent-style-name="DefaultParagraphFont" style:family="text">
      <style:text-properties fo:language="pt" fo:country="PT"/>
    </style:style>
    <style:style style:name="T256" style:parent-style-name="DefaultParagraphFont" style:family="text">
      <style:text-properties fo:language="pt" fo:country="PT"/>
    </style:style>
    <style:style style:name="T257" style:parent-style-name="DefaultParagraphFont" style:family="text">
      <style:text-properties fo:language="pt" fo:country="PT"/>
    </style:style>
    <style:style style:name="T258" style:parent-style-name="DefaultParagraphFont" style:family="text">
      <style:text-properties fo:language="es" fo:country="ES"/>
    </style:style>
    <style:style style:name="T259" style:parent-style-name="DefaultParagraphFont" style:family="text">
      <style:text-properties fo:language="es" fo:country="ES"/>
    </style:style>
    <style:style style:name="T260" style:parent-style-name="DefaultParagraphFont" style:family="text">
      <style:text-properties fo:language="pt" fo:country="PT"/>
    </style:style>
    <style:style style:name="P261" style:parent-style-name="Normal" style:family="paragraph">
      <style:paragraph-properties fo:text-align="justify" fo:margin-bottom="0in"/>
      <style:text-properties fo:language="pt" fo:country="PT"/>
    </style:style>
    <style:style style:name="P262" style:parent-style-name="Normal" style:family="paragraph">
      <style:paragraph-properties fo:text-align="justify" fo:margin-bottom="0in"/>
      <style:text-properties fo:language="pt" fo:country="PT"/>
    </style:style>
    <style:style style:name="P263" style:parent-style-name="Normal" style:family="paragraph">
      <style:paragraph-properties fo:text-align="justify" fo:margin-bottom="0in"/>
      <style:text-properties fo:language="pt" fo:country="PT"/>
    </style:style>
    <style:style style:name="P264" style:parent-style-name="Normal" style:family="paragraph">
      <style:paragraph-properties fo:text-align="justify" fo:margin-bottom="0in"/>
      <style:text-properties fo:language="pt" fo:country="PT"/>
    </style:style>
    <style:style style:name="P265" style:parent-style-name="Normal" style:family="paragraph">
      <style:paragraph-properties fo:text-align="justify" fo:margin-bottom="0in"/>
      <style:text-properties fo:language="pt" fo:country="PT"/>
    </style:style>
    <style:style style:name="P266" style:parent-style-name="Normal" style:family="paragraph">
      <style:paragraph-properties fo:text-align="justify" fo:margin-bottom="0in"/>
    </style:style>
    <style:style style:name="T267" style:parent-style-name="DefaultParagraphFont" style:family="text">
      <style:text-properties fo:language="pt" fo:country="PT"/>
    </style:style>
    <style:style style:name="T268" style:parent-style-name="DefaultParagraphFont" style:family="text">
      <style:text-properties fo:language="pt" fo:country="PT"/>
    </style:style>
    <style:style style:name="T269" style:parent-style-name="DefaultParagraphFont" style:family="text">
      <style:text-properties fo:language="pt" fo:country="PT"/>
    </style:style>
    <style:style style:name="T270" style:parent-style-name="DefaultParagraphFont" style:family="text">
      <style:text-properties fo:language="pt" fo:country="PT"/>
    </style:style>
    <style:style style:name="T271" style:parent-style-name="DefaultParagraphFont" style:family="text">
      <style:text-properties fo:language="pt" fo:country="PT"/>
    </style:style>
    <style:style style:name="T272" style:parent-style-name="DefaultParagraphFont" style:family="text">
      <style:text-properties fo:language="pt" fo:country="PT"/>
    </style:style>
    <style:style style:name="T273" style:parent-style-name="DefaultParagraphFont" style:family="text">
      <style:text-properties fo:language="pt" fo:country="PT"/>
    </style:style>
    <style:style style:name="T274" style:parent-style-name="DefaultParagraphFont" style:family="text">
      <style:text-properties fo:language="pt" fo:country="PT"/>
    </style:style>
    <style:style style:name="P275" style:parent-style-name="Normal" style:family="paragraph">
      <style:paragraph-properties fo:text-align="justify" fo:margin-bottom="0in"/>
      <style:text-properties fo:language="pt" fo:country="PT"/>
    </style:style>
    <style:style style:name="P276" style:parent-style-name="Normal" style:family="paragraph">
      <style:paragraph-properties fo:text-align="justify" fo:margin-bottom="0in"/>
      <style:text-properties fo:language="es" fo:country="ES"/>
    </style:style>
    <style:style style:name="P277" style:parent-style-name="Normal" style:family="paragraph">
      <style:paragraph-properties fo:text-align="justify" fo:margin-bottom="0in"/>
      <style:text-properties fo:language="es" fo:country="ES"/>
    </style:style>
    <style:style style:name="P278" style:parent-style-name="Normal" style:family="paragraph">
      <style:paragraph-properties fo:text-align="justify" fo:margin-bottom="0in"/>
      <style:text-properties fo:language="es" fo:country="ES"/>
    </style:style>
    <style:style style:name="P279" style:parent-style-name="Normal" style:family="paragraph">
      <style:paragraph-properties fo:text-align="justify" fo:margin-bottom="0in"/>
    </style:style>
    <style:style style:name="P280" style:parent-style-name="Normal" style:family="paragraph">
      <style:paragraph-properties fo:text-align="justify" fo:margin-bottom="0in"/>
    </style:style>
    <style:style style:name="P281" style:parent-style-name="Normal" style:family="paragraph">
      <style:paragraph-properties fo:text-align="justify" fo:margin-bottom="0in"/>
    </style:style>
    <style:style style:name="P282" style:parent-style-name="Normal" style:family="paragraph">
      <style:paragraph-properties fo:text-align="justify" fo:margin-bottom="0in"/>
      <style:text-properties fo:language="es" fo:country="ES"/>
    </style:style>
    <style:style style:name="P283" style:parent-style-name="Normal" style:family="paragraph">
      <style:paragraph-properties fo:text-align="justify" fo:margin-bottom="0in"/>
    </style:style>
    <style:style style:name="T284" style:parent-style-name="DefaultParagraphFont" style:family="text">
      <style:text-properties fo:language="es" fo:country="ES"/>
    </style:style>
    <style:style style:name="T285" style:parent-style-name="DefaultParagraphFont" style:family="text">
      <style:text-properties fo:language="pt" fo:country="PT"/>
    </style:style>
    <style:style style:name="P286" style:parent-style-name="Normal" style:family="paragraph">
      <style:paragraph-properties fo:text-align="justify" fo:margin-bottom="0in"/>
    </style:style>
    <style:style style:name="P287" style:parent-style-name="Normal" style:family="paragraph">
      <style:paragraph-properties fo:text-align="justify" fo:margin-bottom="0in"/>
    </style:style>
    <style:style style:name="P288" style:parent-style-name="Normal" style:family="paragraph">
      <style:paragraph-properties fo:text-align="justify" fo:margin-bottom="0in"/>
    </style:style>
    <style:style style:name="P289" style:parent-style-name="Normal" style:family="paragraph">
      <style:paragraph-properties fo:text-align="justify" fo:margin-bottom="0in"/>
    </style:style>
    <style:style style:name="P290" style:parent-style-name="Normal" style:family="paragraph">
      <style:paragraph-properties fo:text-align="justify" fo:margin-bottom="0in"/>
    </style:style>
  </office:automatic-styles>
  <office:body>
    <office:text text:use-soft-page-breaks="true">
      <text:p text:style-name="P1">Ficheiro de áudio<text:s/></text:p>
      <text:p text:style-name="P2">Entrevista_OPTAR.m4a<text:s/></text:p>
      <text:p text:style-name="P3"><text:s/></text:p>
      <text:p text:style-name="P4">Transcrição<text:s/></text:p>
      <text:p text:style-name="P5"/>
      <text:p text:style-name="P6">Marian Ivan:</text:p>
      <text:p text:style-name="P7">Sigur.<text:s/></text:p>
      <text:p text:style-name="P8"/>
      <text:p text:style-name="P9">Cristian Adorean:</text:p>
      <text:p text:style-name="P10">Păi atunci putem să începem. Care este scopul fundamental al OPTAR în contextul micromobilității electrice?<text:s/></text:p>
      <text:p text:style-name="P11"/>
      <text:p text:style-name="P12">Marian Ivan:</text:p>
      <text:p text:style-name="P13">A… noi ne-am făcut un<text:s/>scop în jurul microbi… micromobilității electrice, ci noi ne-am făcut în jurul transportului alternativ, în general. Ă, de aceea are legătură ă… ceea ce spun cu transportul alternativ mai bun… mai mult decât cu micromobilitatea electrică. A… din punctul nostru de vedere ă… o dezvoltare, acum să fac referire strict la micromobilitatea electrică, nu poate avea loc fără o infrastructură. Iar infrastructura nu poate să fie dedicată doar micromobilității electrice ci trebuie să fie dedicată transportului alternativ în general, pentru că… să ne închipuim că acum, dacă vrei să facem referire, întâmplător eu am vizitat și Lisabona și Madridul și Cluj-Napoca. Dacă vreți să facem referire și la…</text:p>
      <text:p text:style-name="P14"/>
      <text:p text:style-name="P15">Cristian Adorean:<text:s/></text:p>
      <text:p text:style-name="P16">Deci aveți o percepție despre toate trei orașele. Puteți să… puteți să vorbiți.<text:s/></text:p>
      <text:p text:style-name="P17"/>
      <text:p text:style-name="P18">Marian Ivan:</text:p>
      <text:p text:style-name="P19"><text:span text:style-name="T20">România, în general, este mult… mult în spate față de Uniunea Europeană în general și probabilitatea ca lucrurile să se schimbe este… consider foarte… foarte… foarte mică, adică am pierdut foarte multe oportunități, cea mai mare oportunitate fiind această… <text:s/>Sau nu... nu pot să pun un semn de egalitate, dar am ratat implementarea planurilor de mobilitate în România, în sensul că toată lumea în România vorbește despre mobilitate durabilă, dar de fapt, nu are nicio legătură cu mobilitatea durabilă. Am ratat pa</text:span><text:span text:style-name="T21">ndemia care era o oportunitate pentru a face ceea ce nu s-a făcut în anii următori, dar e oarecum firesc să nu se fi făcut, pentru că în România încă nu se înțelege ce înseamnă mobilitate urbană durabilă. Și, în opinia mea, absolut sigur o să ratăm și ă... super finanțarea prin PNDR, în sensul că neștiind ce au de făcut, fondurile iarăși vor fi irosite cum de altfel se întâmplă și în ă...<text:s/></text:span><text:span text:style-name="T22">cu finanțările locale. Deci, în opinia noastră, o dezvoltare a micromobilității electrice nu poate fi... nu poate să se întâmple fără să existe o dezvoltare a transportului alternativ în general,<text:s/></text:span><text:soft-page-break/><text:span text:style-name="T23">iar în România, nu știu de cât timp n-ai mai ajuns prin România, ideea de trotuar ă... nu mai e înțeleasă în România. Și de aceea, atât timp cât cea mai simplă formă de mobilitate, mersul pe jos nu este înțeleasă, ă... ideea de a vorbi despre micromobilitatea electrică este ă... este mult prea departe. Referindu-mă</text:span><text:span text:style-name="T24"><text:s/>strict la Cluj Napoca, ă...<text:s/></text:span><text:span text:style-name="T25">mulți nu știu de ce vorbesc despre Cluj-Napoca ca un rai al mobilității.<text:s/></text:span><text:span text:style-name="T26">Probabil comparativ cu celelalte orașe din România, însă în opinia mea ă... ce se întâmplă în Cluj-Napoca este doar o chestie de fațadă, nimic de substanță. De fapt, o să vedeți, în România, orice proiect care are legătură cu micromobilitatea electrică, respectivă trotinete electrice și biciclete electrice, au foarte multe culori. Totul este de fațadă, să arate bine în poze, în filmări ă... nu vin cu soluții inteligente în intersecții, cu toate că problema cea mai mare este în intersecție, acolo sunt cele m</text:span><text:span text:style-name="T27">ai multe puncte de conflict și nu există o coerență în ceea ce se întâmplă. Vorbim strict de infrastructura pentru biciclete și trotinete electrice. Însă la fel, nu putem vorbi despre mobilitate urbană ă...<text:s/></text:span>fără să existe și un transport public. Mă refer la un transport public viabil pentru că lumea să... se laudă cu câte mii de autobuze circulă fără să explice că ele au o viteză de circulație la orele de vârf între 5 și 10 km/h. Ceea ce n-are cum să devină o alternativă și atâta timp cât oamenii nu merg pe jos, nu folosesc transportul public ă... trotineta electrică, eventual bicicleta electrică, va fi o... o opțiune rară și mai degrabă în scop recreativ, nu în scop de mobilitate ă... utilitară.<text:s/></text:p>
      <text:p text:style-name="P28"/>
      <text:p text:style-name="P29">Cristian Adorean:</text:p>
      <text:p text:style-name="P30">A doua întrebare: Ce principii, misiuni și acțiuni au fost adoptate pentru a promova micromobilitatea electrică? Dacă... dacă a fost cazul nostru, cum spuneați adineauri.<text:s/></text:p>
      <text:p text:style-name="P31"/>
      <text:p text:style-name="P32">Marian Ivan:</text:p>
      <text:p text:style-name="P33">De către cine?<text:s/></text:p>
      <text:p text:style-name="P34"/>
      <text:p text:style-name="P35">Cristian Adorean:</text:p>
      <text:p text:style-name="P36"><text:span text:style-name="T37">(De către) OPTAR.<text:s/></text:span>Dacă... dacă au fost. <text:s/></text:p>
      <text:p text:style-name="P38"/>
      <text:p text:style-name="P39">Marian Ivan:</text:p>
      <text:p text:style-name="P40">Păi<text:s/>din păcate, am cam fost singurii care au făcut ceva în domeniul ăsta.<text:s/><text:span text:style-name="T41">Pe lângă partea de... advocacy pe care o ducem, noi am făcut ă... doua documente importante. Sau mai multe, dar două sunt importante deoarece s-au referit strict la infrastructură. În primul rând, am reușit ă... să introducem în legislația românească, respectiv în standarde marcaje, conceptul de sharrows. În România, el se numește ă... traseul sugerat pentru biciclete. Ă... am făcut demersurile, au durat cred că cam 5 ani de zile până am<text:s/></text:span><text:span text:style-name="T42">reușit să introducem în legislație acest concept, însă în continuare el nu este folosit și nu este... ă... nu este înțeles de autorități. Chiar și... de exemplu, cu acest tip de concept s-a reușit câștigarea de 2 ori în<text:s/></text:span><text:soft-page-break/><text:span text:style-name="T43">București a unui ă... a unor proiecte de participare... bugetare participativă. Cunoști fenomenul? Ok.<text:s/></text:span></text:p>
      <text:p text:style-name="P44"/>
      <text:p text:style-name="P45">Cristian Adorean:</text:p>
      <text:p text:style-name="P46">Ă... bugetare p... ? Da!<text:s/></text:p>
      <text:p text:style-name="P47"/>
      <text:p text:style-name="P48">Marian Ivan:</text:p>
      <text:p text:style-name="P49">Da? Știi despre ce e vorba?</text:p>
      <text:p text:style-name="P50"/>
      <text:p text:style-name="P51">Cristian Adorean:</text:p>
      <text:p text:style-name="P52">Da, da, da!</text:p>
      <text:p text:style-name="P53"/>
      <text:p text:style-name="P54">Marian Ivan:</text:p>
      <text:p text:style-name="P55"><text:span text:style-name="T56">Așa. Ă... unul dintre ele l-am câștigat, personal, în sensul că bucureștenii au votat... cei mai mulți bucureșteni au votat acest proiect, însă acest proiect era la vremea respectivă înainte de a reuși să introducem noi în legislație acest concept de traseu sugerat pentru biciclete sau sharrows... ă... și prevedea, bineînțeles că autoritatea locală să facă acest lucru, respectiv să facă demersurile pentru a reglementa. Noi începând demersurile, dar ei trebuia să le continue. Nu le-au continuat, nu au făcut<text:s/></text:span><text:span text:style-name="T57">nimic. Ă... după vreo 2 ani de zile, am reușit noi să... ca asociație să introducem acest concept în legislație și altcineva a preluat ideea și din nou a venit cu această bugetare participativă solicitând ă... ca în toate proiectele viitoare să fie introdus acest concept, problema din București fiind aceea că multe dintre pistele pentru biciclete din București au fost realizate prin încălcarea legii pe trotuare și era nevoie de o schimbare a percepției.<text:s/></text:span><text:span text:style-name="T58">Se ajunsese la nivel de autorități să se aibă senzația că circulația bicicletelor este obligatoriu să fie pe trotuar, astfel încât până și șoferii credeau asta, adică și autoritățiile și șoferii, prin faptul că se făcuseră aceste piste pe trotuar prin îngustarea sau eliminarea totală a posibilității de a merge ca pieton pe trotuar ă... să crească această senzație, că pistele acolo trebuie să fie pe trotuare. Ori noi aveam... noi am făcut ca... asociația (OPTAR) a făcut niște demersuri. Am demonstrat poliție</text:span><text:span text:style-name="T59">i că a fost încălcată legea când aceste piste au fost făcute pe trotuar prin încălcarea dreptului pietonilor și ă... toate pistele unde s-au făcut reclamații au fost desființate de poliție. Și noi aveam nevoie după acest ă... proiect, în care timp de mai mulți ani aceste piste au fost realizate pe trotuare, aveam nevoie să schimbăm percepția, să se înțeleagă că locul bicicletei, locul vehiculelor chiar și în legislația românească, atât de proastă cât este ea, este pe... partea carosabilului și de aceea pent</text:span><text:span text:style-name="T60">ru noi era important acest sharrows.<text:s/></text:span>Să se înțeleagă, pentru cei care nu mai cunosc Codul Rutier.<text:s/><text:span text:style-name="T61">E adevărat, Codul Rutier din România se schimbă aproape de două-trei ori pe an, și de aceea, multe... de fapt ă...<text:s/></text:span>tentativele de a schimba Codul Rutier sunt de vreo 10-20 pe an. Presa vorbește îndelung despre niște presupuse<text:s/><text:soft-page-break/>schimbări.<text:s/><text:span text:style-name="T62">Ele uneori se întâmplă, alteori, nu se întâmplă, și de aceea ă...<text:s/></text:span><text:span text:style-name="T63">la nivel de legislație rutieră este un haos în mintea multor ă... conducători auto, plus ă... nu știu dacă știi, în România au fost desființ... au f</text:span><text:span text:style-name="T64">ost identificate cel puțin vreo două-trei așa zise fabrici de permise, adică oameni care obțineau permise, fără să aibă cunoștințe practice despre... și teoretice despre a conduce un autovehicul pe ă... pe străzi.<text:s/></text:span><text:span text:style-name="T65">Adică, situația e atât de gravă, încât problematica bicicletelor și a trotinetelor electrice este relativ mică. Ă... ca s-o scurtez de aici, nici al doilea proiect de bugetare participativă, nu a avut ă...<text:s/></text:span>succes, în sensul că nu s-a întâmplat nimic. Ă... fost o tentativă de a face ă... niște marcaje pe niște străzi lăturalnice, care nu aveau absolut nicio... eu mă refer la București acum, despre Cluj au fost folosite în câteva locuri aceste marcaje, dar în general au fost folosite în zonele, pe benzi dedicate transportului public.<text:s/><text:span text:style-name="T66">Nu așa cum spune legislația, dar tot e bine, e mai mult decât nimic ce se întâmplă la Cluj. Revenind, nici la București nu... nu s-a întâmplat al doilea proiect, cu toate că aveau o legislație clară și trebuiau doar să citească și să aplice, nu s-a întâmplat și în continu</text:span><text:span text:style-name="T67">are nu se întâmplă. Cred că este al doilea sau al treilea an de când ei tot promit că fac acest proiect și nu s-a întâmplat.<text:s/></text:span>Al doilea proiect major pe care noi l-am făcut a fost o... în România nu există o.... legislație obligatorie în ceea ce privește realizarea infrastructurii.<text:s/><text:span text:style-name="T68">Există un stas de prin anii 90, care are vreo 10 pagini.<text:s/></text:span><text:span text:style-name="T69">Dă doar câteva repere foarte vagi despre cum ar trebui realizată infrastructura, însă din fericire ă... nu are statut obligatoriu. Este un ă... exact așa se numește stas de<text:s/></text:span><text:span text:style-name="T70">pe vremurile ă... când standardele erau stabilite de Stat, dinainte de<text:s/></text:span><text:span text:style-name="T71">Ceaușescu.<text:s/></text:span><text:span text:style-name="T72">Am încercat să facem și noi un normativ împreună cu Ministerul Dezvoltării, am încheiat un parteneriat cu Ministerul Dezvoltării. Cred că în 2016 s-a întâmplat sau 2017 s-a întâmplat lucrul ăsta. Am încheiat un parteneriat în care noi, ca asociație, ne obligam să facem acest document, iar ei se obligau să îl adopte, să facă demersurile pentru a-l adopta.<text:s/></text:span><text:span text:style-name="T73">Ă... am apelat la sprijinul voluntarilor, am... cu tot structură a documentelor care ni s-au părut relevante la nivel de... legislație, și la nivel de... mentalitate pentru România, pentru că ă... trebuia totuși să fie în acord cu legislația românească și ă... mentalitățile din România, am încercat să tind spre cele... spre acele standarde ă... optime pe care le-am întâlnit prin Europa, tocmai în ideea de a nu repeta greșelile care s-au făcut în Europa, astfel încât să micșorăm decalajul între ceea ce ă...<text:s/></text:span>s-a realizat în Europa în ultimii 50 de ani și ceea ce se întâmplă în România. Documentul, în opinia mea, este foarte bun ă..., însă nu a fost adoptat niciodată. Astfel, cu toate că era o obligație prin PNDR ca acest document să fie adoptat, astfel că infrastructura care se realizează să fie făcută ă... pe baza unor standarde care să... să-și atingă scopul, că scopul PNDR tocmai ăsta a fost, tocmai de a...<text:s/><text:span text:style-name="T74">a se dezvolta durabil orașule și să facă ă... față...<text:s/></text:span>eventualelor probleme, cum a fost pandemia.<text:s/><text:span text:style-name="T75">Pand</text:span><text:span text:style-name="T76">emia ne-a luat cu totul nepregătiți pentru că nu am avut nici infrastructura ă... pentru biciclete și pietonală, nici un transport public decent. Și practic, am ratat momentul ăla o șansă și o ratăm și acuma că nu avem bani. Deci nu a fost adoptat nici acest document. Am renunțat să mai cred că se va întâmpla vreodată<text:s/></text:span><text:soft-page-break/><text:span text:style-name="T77">ceva bun cu el.<text:s/></text:span><text:span text:style-name="T78">Ă... el în continuare, din când în când își mai aduce aminte câte un ministru... se schimbă cam la 6 luni-un an miniștri la dezvoltare și se fac că le pasă, dar nu, nu le pasă.</text:span><text:span text:style-name="T79"><text:s/></text:span></text:p>
      <text:p text:style-name="P80"/>
      <text:p text:style-name="P81">Cristian Adorean:</text:p>
      <text:p text:style-name="P82">Din nefericire. Putem în cazul acesta ă... să trecem la a treia întrebare: Care au fost și sunt în prezent factorii pozitivi și negativi în implementarea și extinderea micromobilității electrice în România și în Cluj Napoca?<text:s/>Având în vedere că sunteți în cunoștiință de cauză.<text:s/></text:p>
      <text:p text:style-name="P83"/>
      <text:p text:style-name="P84">Marian Ivan:</text:p>
      <text:p text:style-name="P85">Da. Ă... mai poți să repeți cum... cum ai denumit tu?</text:p>
      <text:p text:style-name="P86"/>
      <text:p text:style-name="P87">Cristian Adorean:</text:p>
      <text:p text:style-name="P88"><text:span text:style-name="T89">Da, da, sigur! Care au fost și sunt în prezent factorii pozitivi și negativi în implementarea și extinderea micromobilității?<text:s/></text:span>Extindere mai puțin în cazul României.<text:s/></text:p>
      <text:p text:style-name="P90"/>
      <text:p text:style-name="P91">Marian Ivan:</text:p>
      <text:p text:style-name="P92">Factori ă... pozitivi. Hai să încep cu ăștia pozitivi.<text:s/><text:span text:style-name="T93">Factorul pozitiv este că oamenii ă... în cazul trotinetelor electrice și a bicicletelor electrice, dar în special a trotinetelor electrice, un factor pozitiv este că oamenii ă... își dau seama că au nevoie de o... mobilitate mai bună și se îndreaptă spre acest mod de deplasare. Deci oamenii investesc, au investit mult cel puțin în trotinete ă... pentru a avea astfel de modalități de deplasare. Însă n-au ce să facă cu ele. Deseori în România și ă... nu îmi aduc aminte ca în Cluj, în afară de ă... cei care li</text:span><text:span text:style-name="T94">vrează mâncare, să fi văzut prea mulți cu trotineta electrică, bicicleta electrică și mai puțin.<text:s/></text:span></text:p>
      <text:p text:style-name="P95"/>
      <text:p text:style-name="P96">Cristian Adorean:</text:p>
      <text:p text:style-name="P97">Biciclete... biciclete electrice sunt mai puține, într-adevăr, în Cluj-Napoca.<text:s/></text:p>
      <text:p text:style-name="P98"/>
      <text:p text:style-name="P99">Marian Ivan:</text:p>
      <text:p text:style-name="P100"><text:span text:style-name="T101">Deci oamenii au...<text:s/></text:span><text:span text:style-name="T102">Da, odată cu apariția troti... trotinetelor electrice, de altfel, cam peste tot în lume, interesul pentru biciclete electrice a devenit mai mic, pentru că sunt mai grele mai dificil de depozitat și așa mai departe.<text:s/></text:span><text:span text:style-name="T103">Ă...<text:s/></text:span>deci interesul există. Acum trecem la factorul negativ: în lipsa unei infrastucturi, oamenii ori nu le vor folosi, ori le vor folosi în cu totul alte scopuri. Lăsând la o parte pe cei care livrează mâncare și care le folosesc intens, pe de altă parte, trebuie spus în paranteză că această nevoie de mobilitate a livratorilor a adus pe piață, ca să zic așa, ă... nu la fel de mult ca trotinetele electrice și bicicletele electrice, au adus și ă... improvizațiile de motoare cu ardere internă. Adică eu nu mai țin<text:s/>minte dacă în Cluj am văzut, dar în București am văzut multe biciclete cu... transformate, care aveau motor și care poluau probabil mai mult decât trei-patru mașini, adică ideea de mobilitate nepoluantă s-a<text:s/><text:soft-page-break/>dus naibii cu existența a 10-20 de ă...<text:s/><text:span text:style-name="T104">biciclete de genul ăsta care nu au ce să caute pe stradă.<text:s/></text:span><text:span text:style-name="T105">Sigur că nimeni nu le vede sau se face că nu le vede, însă asta este situația și trebuie să o...<text:s/></text:span><text:span text:style-name="T106">s-o vedem și s-o spunem. Ă... deci în lipsa infrastructurii, factorul negativ asta ar fi. În lipsa infrastruct</text:span><text:span text:style-name="T107">urii, n-are cum să se dezvolte mobilitatea urbană în general, cea durabilă, ă... și cu atât mai puțin mobilitatea electrică, mai ales că în... în România există un articol de lege care spune că pe tronsoanele de drum unde ă.... viteza auto este în... limita maximă a vitezei auto este mai mare de 50 km este interzisă circulația trotinetelor electrice. E adevărat că legea nu se aplică nici în domeniul ăsta, dar oamenii cinstiți, oamenii care poate ar vrea să respecte legea sunt înfrânați de ideea asta. E adev</text:span><text:span text:style-name="T108">ărat că problema nu este acest articol de lege ci problema este faptul că sunt foarte multe tronsoane, mai ales în București, unde limita legală ă... are... a fost crescută artificial la 70 km/h, tocmai pentru a da un imbold circulației auto. Asta în defavoarea circulației alternative, care în general este deranjată de viteze mai mari, însă senzația de pericol fiind mai intens percepută la viteze mai mari, ceea ce e o greșeală. N-ai cum să dezvolți o mobilitate urbană durabilă, atâta timp cât tu creezi avan</text:span><text:span text:style-name="T109">taje mobilității mo... motorizate.<text:s/></text:span></text:p>
      <text:p text:style-name="P110"/>
      <text:p text:style-name="P111">Cristian Adorean:</text:p>
      <text:p text:style-name="P112"><text:span text:style-name="T113">Mi-ați răspuns deja la următoarea întrebare, în mare parte: Cum evaluați dezvoltarea actuală a micromobilității electrice în România și în Cluj-Napoca? Ă... puteți să vă raportați în acest caz, la ă...<text:s/></text:span>alte studii de caz din Europa ă... comparativ orașele din România cu cele din Europa.<text:s/></text:p>
      <text:p text:style-name="P114"/>
      <text:p text:style-name="P115">Marian Ivan:</text:p>
      <text:p text:style-name="P116">Păi în<text:s/>general, da. Cam am... am explicat cam despre ce este vorba Micromobilitatea electrică nu are cum să se dezvolte fără mers pe jos, fără un transport public viabil, fără ca oamenii să aibă... sau mai deg... putem s-o luăm și pe calea inversă, ă... fără să descurajezi ă... transportul motorizat individual, pentru că în esență mobilitatea urbană despre asta este, de a crea un echilibru între transportul... alternativ și transportul motorizat individual.<text:s/><text:span text:style-name="T117">Mi-aduc aminte un moment din... din Madrid. În Madrid am<text:s/></text:span><text:span text:style-name="T118">închiriat o bicicletă.<text:s/></text:span><text:span text:style-name="T119">Am vrut să văd cum... cum e să mergi pe stradă, ă... pe bicicletă, și ă... ce m-a șocat în Madrid a fost faptul că benzile ă... dedicate transportului public au aproape lățimea unui autobuz. Pe multe dintre aceste benzi dedicate transportului public ă... sunt create pe prima bandă de circulație, astfel încât, conform legislației și ă... bicicletele erau invitate să circule pe banda a doua, care la fel era foarte îngustă. Ă... în general cam asta fac țările peste tot în Europa. Înguste</text:span><text:span text:style-name="T120">ază benzile pentru a crea spațiu cel puțin temporar, pentru a crea o prima pistă de biciclete, urmand ca pasul următor să ia o bandă întreagă de biciclete, o bandă întreagă de circulație ca să facă ă... ca să facă o pistă, o super pistă, o cum... cum se mai numesc acuma. Ă... acele piste de deja... de 3-4-5 m lățime. Ă... și mi s-a întâmplat la Madrid<text:s/></text:span><text:soft-page-break/><text:span text:style-name="T121">următorul lucru: în primul rând, n-am avut curaj să merg pe banda a doua de circulație, obișnuit ca în România, chiar dacă în Madrid, țin minte pe banda a dou</text:span><text:span text:style-name="T122">a, acolo unde bicicliștii trebuiau să circule pe acea bandă, există... marcaje, tip indicator cu viteză maximă la 30 km. Dar nu mă bazam că șoferii o să circule cu 30 km/h și atunci, obișnuit să circul ca în România am... am mers undeva la limita din dreapta a benzii a doua, tocmai în ideea de a permite șoferilor să mă depășească și să nu-i deranjez prea mult, cum sunt obișnuit în România. Și mi s-a întâmplat un lucru foarte interesant când am simțit că în spatele meu merge un autobuz, pe banda întâi, parte</text:span><text:span text:style-name="T123">a dreapta. Ei bine, el nu m-a claxonat niciodată și merge la viteza mea de, nu știu 15-20 (km), eu când merg, mă duc să meargă ușor, tocmai ca să văd orașul, să-l simt, să... să mă simt bine. Și mi-am dat seama că... îl încurcam, tocmai că stăteam mult prea aproape de banda întâia. Ă... am observat că șoferii nu mă agresează pe banda a doua și nici nu mă depășeau foarte aproape, deci era o problemă (inaudivel) a mea, faptul că mergeam undeva între... mult prea... prea aproape de banda întâia.<text:s/></text:span><text:span text:style-name="T124">Însă șoferul de autobuz nu mă claxona, și am mers până eu mi-am dat seama că îl încurc, și m-am dus pe mijlocul benzii a doua <text:s/>și m-a depășit. Până nu vom avea o astfel de mentalitate generală, mai ales în rândul șoferilor transportului public, care au posibilitatea să fie educați, pentru că sunt angajați ai administrației locale. Atâta timp cât administrația locală nu înțelege câtă putere are asupra taximetriștilor și asupra transportului public, mă refer la personal, lucrurile nu au... nu au cum să se sch</text:span><text:span text:style-name="T125">imbe. Dintr-o... fericire, pur și simplu nu îmi explic cum s-a întâmplat lucrul ăsta, în România ă... a fost adoptată o lege a mobilității urbane durabile. Este adevărat, a fost o obligație prin PNDR, de asta au adoptat-o.<text:s/></text:span><text:span text:style-name="T126">Însă, ceea ce e incredibil este faptul că această lege a fost foarte, foarte bine făcută. Pentru cine o înțelege, pentru că în continuare am dubii că mulți înțeleg puțin din ceea ce scrie acolo. Dar, ce mi s-a părut foarte interesant în acest... nu mi s-a părut interesantă ceea ce a venit ca o surpriză și mai mare la această lege a mobilității urbane durabile a fost faptul că a fost introdus un amendament care prevede în mod expres că benzile de circulație pot fi reduse până la 2,75 m. Ă... în momentul de f</text:span><text:span text:style-name="T127">ață, majoritatea străzilor din România, au obiect de circulație de 3,5 m și poliția deseori se prevalează de această prevedere ca să interzică orice amenajare în favoarea transportului alternativ. Ori această... acest amendament, care a fost inclus în lege, practic... blochează orice intenție a poliției - ei sunt cei care blochează în general orice proiect de mobilitate urbană durabilă -, ă de a respinge aceste proiecte de-ale... de a le da avizul. Este adevărat că în continuare lucrurile astea se întâmplă,</text:span><text:span text:style-name="T128"><text:s/>am semnale din orașe. Din Cluj nu, din alte orașe, că în continuare în Comisia Tehnică de Circulație, cea care da avize pentru proiecte, ă... orice inovație, orice ar putea determina oamenii să meargă mai mult cu bicicleta sau cu transportul public sunt reduse la tăcere, practic sunt anulate. Ă... însă da, nici în Cluj-Napoca nu am văzut un proiect coerent de la cap la coadă, ci doar proiecte punctuale, fragmente aruncate undeva prin oraș, ceea ce n-are cum să funcționeze, atâta timp cât nu fun.. nu compar</text:span><text:span text:style-name="T129">ăm cele două rețele - rețeaua<text:s/></text:span><text:soft-page-break/><text:span text:style-name="T130">dedicată transportului motorizat individual care funcționează ca o rețea, în sensul că, e... este o rețea de străzi continue, și... se suprapune peste harta dedicată transportului alternativ, fie că vorbim de transport public, și aici nu mă refer la faptul că există linii care împărț... ă... împart strada cu transportul motorizat individual, ci mă refer la linii dedicate transportului public care să aibă spațiul lor și să poată să aibă un program predictibil de circulație.<text:s/></text:span><text:span text:style-name="T131">Faptul că există 200 m aici, încă 100 m mai la dreapta, nu înseamnă că ai o rețea. Aia înseamnă că la un moment dat circulă 100-200 m cu o viteză normală, după care opresc în stație, și fiecare oprire în stație de fapt nu face decât să creeze un dezavantaj și mai mare între ă...<text:s/></text:span>deplasarile motorizate individuală și transportul public. Ori, toate sunt legate. La prima ploaie, cei care vor folosi bilice... biciclete electrice, trotinete electrice vor avea nevoie de un transport public. Dacă el nu este predictibil și știm că nu este, ce vor face, se vor duce în mașină.<text:s/><text:span text:style-name="T132">Ori, scopul este tocmai ca în situații de criză, și aici, când se poate și orice, dar zilnic, criza este ora de vârf. Dacă la ora de vârf lumea va alege în continuare mașina, normal că vom avea congestii și nu mai vorb</text:span><text:span text:style-name="T133">im de mobilitate... mobilitate urbană durabilă, vorbim de ă... Folosirea trotinetei electrice în scop recreativ, ceea ce nu... nu ajută mobilitatea.<text:s/></text:span></text:p>
      <text:p text:style-name="P134"/>
      <text:p text:style-name="P135">Cristian Adorean:</text:p>
      <text:p text:style-name="P136">Ce scenarii de dezvoltare pe termen scurt, mediu și lung anticipați în ceea ce privește extinderea mobilității electrice?</text:p>
      <text:p text:style-name="P137"/>
      <text:p text:style-name="P138">Marian Ivan:</text:p>
      <text:p text:style-name="P139"><text:span text:style-name="T140">Acum aș... aș fi putut zice că PNDR ne va obliga în sfârșit să schimbăm codul rutier.<text:s/></text:span><text:span text:style-name="T141">Este în continuare obligație să schimbăm codul rutier în bine. Ă... ca o paranteză, în urmă cu un an de zile, Curtea de Conturi ă... a Uniunii Europene a făcut un audit asupra... modului în care sunt implementate măsurile de siguranță rutieră în România. Ă... tocmai în ideea că au constatat că... cu toți banii investiți, în continuare siguranța rutieră în România este la pământ. În România avem (din) ce în ce mai mulți... cele mai multe victime cu deces în ceea ce privește bicicliștii, și cel mai mare număr</text:span><text:span text:style-name="T142"><text:s/>de victime raportat la numărul de accidente în traficul auto. Împărțim... de la an la an primul loc împreună cu Bulgaria, în timp ce toată Uniunea Europeana și-a asumat să reducă cu 50% ă... numărul de victime, la noi, numărul ori rămâne constant ori crește. Și Curtea de Conturi, din fericire, lucrau în română acolo, ă...<text:s/></text:span><text:span text:style-name="T143">a spus că... poate nu-i suficient să verifice modul cum se cheltuiesc banii, dar să vadă de ce nu se întâmplă niște lucruri. Și am avut onoarea să fiu și eu invitat să-mi spun părerea și,</text:span><text:span text:style-name="T144"><text:s/>printre multe altele, tot așa am vorbit despre faptul că există un normativ care nu este adoptat, ă... că m-am... normal, în momentul în care nu ai niște reguli în care să faci lucrurile cum trebuie, se întâmplă ca pistele să fie făcute... deci, dacă o să căutați puțin pe net, (inaudivel) infrastructură România, o să vedeți că există foarte multe cazuri absurde, ceea ce înseamnă că sunt de fapt bani cheltuiți prost. Și am explicat că, printre altele, în legislația<text:s/></text:span><text:soft-page-break/><text:span text:style-name="T145">din România, ă... nu au fost preluate câte</text:span><text:span text:style-name="T146">va amendamente foarte importante din Convenția privind Circulația Rutieră, Convenția de la Viena.<text:s/></text:span><text:span text:style-name="T147">Convenția de la Viena, care stă la baza tuturor legislațiilor din Europa, ă... are câteva principii preluate de majoritatea țărilor, însă între timp, această convenție a fost... updatată cu noi... cu noi principii. Ori în... la un moment dat, din nu știu ce întâmplare, am constatat că Ministerul de Externe din România a preluat aceste amendamente în sensul că le-a ă... le-a publicat în Monitorul Oficial, probab</text:span><text:span text:style-name="T148">il obligați de cineva pentru că... eu n-am știut despre existența acestor... acestor amendamente, până nu le-am văzut publicate de Ministerul de Externe.<text:s/></text:span><text:span text:style-name="T149">Ș</text:span><text:span text:style-name="T150">i am constatat că două articolele, două amendamente din această convenție ă... foarte importante pentru România și în ceea ce privește siguranța, nu au fost preluate în legislația din România.<text:s/></text:span><text:span text:style-name="T151">Mă refer la legislația rutieră. Și ă... exact asta le-a spus celor de la Curtea de Conturi. Curtea de Conturi a Uniunii Europene, faptul că... ă... vorbim despre si</text:span><text:span text:style-name="T152">guranță rutieră, dar de fapt... articolele de lege care vorbesc despre importanța punerii pe primul plan a pietonilor și a participanților vulnerabili la trafic în fața deplasărilor motorizate, aceste articole nu se regăsesc în legislația din România. Ă... foarte probabil... ei au spus că o să dureze un an acest audit. În mod normal ar cam trebui să-l finalizeze, puteți să luați legătura cu ei, să vedeți la ce concluzie au ajuns, pentru că ei la momentul respectiv au... invitat inclusiv autorități să-și spu</text:span><text:span text:style-name="T153">nă punctul de vedere, sunt curios și eu dacă în urma acestui audit se va reuși să-i forțeze să adopte o legislație ă... ca afară, astfel încât să schimbe mentalități. Tot ca o paranteză, îmi pare rău, trebuie să spun și urmează să revin la cât de importantă e. În România ă... avem un articol de lege care spune: Poți să traversezi strada, ca pieton ma refer, ă... pe la coluțul străzii, poți să traversezi strada acolo unde ai trecere de pietoni, sau, dacă nu ai trecere de pietoni, poți să traversezi pe la...<text:s/></text:span><text:span text:style-name="T154">pe la colțul străzii, după ce te asiguri în prealabil. În esență cam despre asta este vorba, dar există o frază mai lungă ă... cu o virgulă, cu... o frază care spune puțin la... te obligă pe tine să gândești în momentul în care citești fraza aceea. Trebuie să spun că foarte probabil 75% dintre șoferii care citesc acea frază ă... au rămas cu senzația... de fapt, din discuțiile pe care le văd pe grupurile de trafic din România, rămân cu senzația că pietonii sunt obligați să se asigure că traversează strada. Î</text:span><text:span text:style-name="T155">n urmă cu vreo... 5-6 ani cred că au trecut de atunci, chiar a existat o intenție a poliției de a modifica legislația, în sensul că... pietonul care traversează pe trecerea de pietoni și nu este atent, când traversează este vinovat, ceea ce ducea peste cap toate conceptele în ceea ce privește prioritatea pietonului pe trecerea de pietoni. Ă... ei au spus că au primit foarte multe sesizări din partea oamenilor, care bineînțeles erau șoferi, deranjați de oameni care traversează fără să se asigure pe trecerea<text:s/></text:span><text:span text:style-name="T156">de pietoni. Ă... cred că a fost un alt moment important în care mi-a venit să renunț la toată munca mea, când am văzut cât de stupidă poate fi ă... luarea unor decizii în ceea ce privește viața unor oameni, într-o țară în care se pune problema de a reduce numărul de accidente, fără a înțelege că nu pietonii sunt cei care provoacă accidentele și că cei care omoară sunt cei care conduc au... autovehiculele.<text:s/></text:span></text:p>
      <text:p text:style-name="P157"/>
      <text:p text:style-name="P158">Cristian Adorean:</text:p>
      <text:p text:style-name="P159"><text:span text:style-name="T160">Domnule Marian ă... mă scuzați că vă întrerup, o să se închidă, nu vă uitați ideea.<text:s/></text:span><text:span text:style-name="T161">O să se închidă în 4 minute aproximativ, pentru că e versiunea de la facultate și avem 40 de minute, Retrimit link-ul și continuăm.<text:s/></text:span><text:span text:style-name="T162">Se poate?<text:s/></text:span></text:p>
      <text:p text:style-name="P163"/>
      <text:p text:style-name="P164">Marian Ivan:</text:p>
      <text:p text:style-name="P165">Da, da.</text:p>
      <text:p text:style-name="P166"/>
      <text:p text:style-name="P167">Cristian Adorean:</text:p>
      <text:p text:style-name="P168">Bine.</text:p>
      <text:p text:style-name="P169"/>
      <text:p text:style-name="P170">Marian Ivan:</text:p>
      <text:p text:style-name="P171">Ă... cum am reușit să-i conving atunci să renunțe la acea chestie? Le-am explicat că persoana cu dizabilități ă... în articol se spunea explicit că nu trebuie să se uite în telefon. Le-am spus, le-am explicat în mod explicit că ă... persoanele cu dizabilități de vedere sau persoanele oarbe folosesc aplicații pe telefon pentru a se deplasa prin oraș, și că un șofer nu are de unde să știe dacă acea persoană este oarbă sau poate fi inclusiv o dizabilitate de atenție. Nu toată lumea este perfectă ca un șofer. Un șofer trebuie să treacă prin niște teste medicale, trebuie să îndeplinească niște condiții pentru a conduce un autovehicul. Un pieton este acea persoană care poate nu are dreptul medical de a conduce un autovehicul, dar trebuie să fie protejat de cei care au puterea de a omorî oameni, respectiv de conducătorii auto, și că nu poți să pui ă... drepturile unor pietoni care pot avea tot felul de dizabilități, inclusiv cea de atenție, și, pe singurul loc unde au prioritate să traverseze o stradă, să le spui că<text:s/>ar putea fi vinovați când traversează.<text:s/></text:p>
      <text:p text:style-name="P172"/>
      <text:p text:style-name="P173">(O Zoom desligou devido a limitacao dos 40 minutos da versao academica do programa)</text:p>
      <text:p text:style-name="P174"/>
      <text:p text:style-name="P175">Cristian Adorean:</text:p>
      <text:p text:style-name="P176">Acum vă aud. Îmi cer scuze pentru această problemă tehnică.<text:s/></text:p>
      <text:p text:style-name="P177"/>
      <text:p text:style-name="P178">Marian Ivan:</text:p>
      <text:p text:style-name="P179">Da, da. Ă... nu mai știu care era întrebarea inițială.<text:s/></text:p>
      <text:p text:style-name="P180"/>
      <text:p text:style-name="P181">Cristian Adorean:</text:p>
      <text:p text:style-name="P182">Ă... îmi explicați despre scenariile de dezvoltare pe termen scurt, mediu și lung. În ceea ce privește extinderea micromobilității electrice. Și, mai exact, îmi...</text:p>
      <text:p text:style-name="P183"/>
      <text:soft-page-break/>
      <text:p text:style-name="P184">Marian Ivan:</text:p>
      <text:p text:style-name="P185"><text:span text:style-name="T186">În momentul, nu, nu există absolut nicio perspectivă, să se întâmplă ceva nici pe termen scurt, nici pe termen mediu, nici pe termen lung, pentru că... nu este înțeleasă mobilitatea urbană durabilă. Eu am... alertă pe Google despre cuvintele mobilitate urbană. Cred că de vreo șase-șapte ani am alertă pe... și primesc mailuri zilnice, cu tot ce se scrie despre mobilitate în... în România. Trebuie să spun că sunt situații atât de absurde în care se vede în mod clar că oameni care teoretic ar trebui să fie inf</text:span><text:span text:style-name="T187">ormați despre ceea ce înseamnă... e adevărat, există și o presă deservită care are scopul să... să spună ceea ce vor să... audă cei care au plătit, dar este clar că oamenii nu înțeleg ce este... oamenii din România, nu înțeleg ce este mobilitatea urbană durabilă. Ă... există... eu cunosc foarte puțini specialiști care... din România, și care au rămas în România, pentru că majoritatea românilor care știu ce e aia mobilitate urbană durabilă, lucrează acum pentru firme europene, pentru Uniunea Europeană, pentr</text:span><text:span text:style-name="T188">u Comisia Europeană, dar nu au rămas în România pentru că... dacă ai coloană vertebrală... rămâi fără job.<text:s/></text:span><text:span text:style-name="T189">Trebuie să spun că eu nu am pregătire în... de niciun fel și că pregătirea mea a venit odată cu implicarea în această asociație.<text:s/></text:span><text:span text:style-name="T190">Ș</text:span><text:span text:style-name="T191">i, cât și... prin participarea la conferințe naționale și internaționale unde am înțeles lucruri simple. Trebuie să spun la fel că lucruri care sunt foarte simple în momentul în care planifici transportul ă...<text:s/></text:span><text:span text:style-name="T192">motorizat individual, ă...<text:s/></text:span>nu sunt înțelese. În momentul în care trebuie, mă refer la acești specialiști de drumuri și poduri, ca să le spun așa. Hai să fac o paranteză (riso) puțin.<text:s/><text:span text:style-name="T193">Ca să înțelegem contextul, adică care este cauza. Ă... în primul rând, eu nu sunt specialist.<text:s/></text:span><text:span text:style-name="T194">Am ajuns să am cunoștințe despre mobilitate urbană explicându-mi logic, punându-mi niște întrebări și auzind niște explicații logice din partea unor oameni care chiar înțeleg despre lucrurile astea, și mi-am făcut propriile opinii și idei care în 90% sunt aceleași cu... ceea ce se vorbește în Uniunea Europeană. Însă. Ah ce vârstă ai?<text:s/></text:span></text:p>
      <text:p text:style-name="P195"/>
      <text:p text:style-name="P196">Cristian Adorean:</text:p>
      <text:p text:style-name="P197">30.<text:s/></text:p>
      <text:p text:style-name="P198"/>
      <text:p text:style-name="P199">Marian Ivan:</text:p>
      <text:p text:style-name="P200"><text:span text:style-name="T201">30, ok. În... În România până în 90 nu au fost probleme de trafic.<text:s/></text:span><text:span text:style-name="T202">Cei care terminau facultăți, singurul lor scop era să facă șosele pentru mașini. Ă... lucrurile s-au schimbat în ultimii 30 de ani, de la niște șosele... super largi pe care circulau 3 mașini la 5 minute, ca să zic așa, s-a ajuns la o situație în care ă... prima bandă, trotuarele, spațiile verzi au început să fie ocupate de mașini, și... autoritățile parcă nu găsesc soluție. Ei atunci apelează la specialiști. Specialiști care cine sunt? Sunt două categorii de specialiști: cei care... așa-zișii specialiști d</text:span><text:span text:style-name="T203">e trafic, care au fost pregătiți de facultăți, ai căror profesori au fost ă... pregătiți tot în facultățile de stat înainte de revoluție, și practic, ceea ce s-a învățat în urma cu 50 de ani-70 de ani în România, este perpetuat de la generație la alta, fără să se... să fie introdus și<text:s/></text:span><text:soft-page-break/><text:span text:style-name="T204">factorul uman în... în ceea ce privește ă... dezvoltarea infrastructurii. În urmă cu vreo... 8 ani am fost invitat... la vremea respectivă, făceam parte din grupul de mobilitate de la Primăria Capitalei, am fost invitat la o l</text:span><text:span text:style-name="T205">ucrare de... la o (susținere de) dizertație.<text:s/></text:span><text:span text:style-name="T206">Cred că era un doctorat la... sau masterand (masterat), nu mai țin minte ce era, să ne prezinte soluția lui de mobilitate în zona intersecției de la Basarab.<text:s/></text:span><text:span text:style-name="T207">Ș</text:span><text:span text:style-name="T208">i am rămas surprins că se discuta despre mobilitate urbană durabilă și am fost invitați să apreciem cât de important ă... cât de bine pregătesc ei viitorii specialiști în trafic, și aveam să constatăm că soluția... pe scurt, soluția lui era următoarea: că, prin mărirea timpilor de semaforizare, practic se r</text:span><text:span text:style-name="T209">eușește creșterea traficului auto pentru intersecție. Ceea ce da, e logic. Nu trebuie să ai multă școală să pricepi asta, nu trebuie să faci un doctorat pe subiectul ăsta.<text:s/></text:span><text:span text:style-name="T210">Însă mi-am dat seama că pur și simplu pentru el, transportul public și oamenii nu existau în ă... în toate studiile lui privind ceea ce se întâmpla în intersecția respectivă, el vorbea doar despre mașini. A vorbit doar despre mașini. Mi-am dat seama că asta este o generație de specialiști pe care îi pregătește în momentul de față ă... Rom</text:span><text:span text:style-name="T211">ânia, cu toate că suntem în București, cel puțin este în topul celor mai zece aglomerate (orașe) din lume. Specialiștii noștri ăștia sunt. Axați pe trafic. Ori ă... dacă ar aplica aceleași reguli pe care le aplică pentru trafic și pentru oameni, lucrurile ar fi foarte simplu (simple), le-ar înțelege. Trebuie să spun însă că uitându-mă la modul în care se fac pistele pentru biciclete, benzile dedicate transportului public și aici mă refer, desigur la... la proiecte, pentru că unele apar în proiecte și altele</text:span><text:span text:style-name="T212"><text:s/>apară în momentul în care se și ă... întâmplă în realitate, trebuie să spun că nimic din ceea ce aplică pentru traficul auto nu aplică și în ceea ce privește circulația piet... pietonilor.<text:s/></text:span><text:span text:style-name="T213">Pentru ei, oamenii sunt o...<text:s/></text:span>un factor care ă... încurcă traficul auto. Ori momentul în care gândești așa nu ai cum să înțelegi ce este mobilitatea urbană durabilă. Dar la fel, sunt și specialiști care au încercat să înțeleagă și au înțeles unele lucruri, despre ceea ce înseamnă mobilitate urbană, însă... nu e suficient, atâta timp cât lucrezi cu politicieni în România, care oricând poate să-ți taie accesul la finanțări. Poți să fii oricât de bun, dacă nu ai... o slujba din care să...din care să-ți plătești facturile, normal că... nu prea are relevanță. Și atunci se întâmplă următorul fenomen: există un grup de oameni suficient de buni care au fost cooptați în echipe internaționale și lucrează foarte bine, și înțeleg foarte bine anumite lucruri, și lucrează în Europa, și există cei din România, foarte puțini care înțeleg lucruri, și care preferă să tacă din gură până când probabil își vor găsi și eu un loc mai bun undeva în afara României. și astfel ne trezim cu firme care nu au habar despre ceea ce înseamnă mobilitate urbană durabilă. Totuși, pe toate coperțile și pe toate ă... cărțile de vizită, își trec specialiștii în mobilitate urbană durabilă, însă nu... nu au nici o legătură cu... cu domeniul. Deci posa... posibilitatea ca lucrurile să se schimbe atât timp cât avem o clasă politică de acest nivel care descurajează experții să-și spună punctul de vedere, ă... trebuie spus o para... făcută o paranteză, în sensul că eu am putut să vorbesc despre lucrurile astea, tocmai pentru că nu îmi câștig traiul din așa ceva. Eu am făcut-o strict,<text:s/>mi-am dat seama la un moment dat că<text:s/><text:soft-page-break/>am avut un nivel... am dobândit un nivel de cunoștințe, pe care alții care lucrează în domeniu nu le aveau și ă... am încercat să influențez politice... politicile publice, tocmai în ideea de a fi folosite informațiile și pentru că eu pot să vorbesc liber despre lucrurile astea. Un specialist nu va vorbi liber, și de asta în România nimeni nu are curaj să contrazică politicieni și tocmai de aceea oamenii sunt atât de puțini informații pe subiectul mobilitate urbană durabilă încât... probabilitatea pe termen scurt, mediu sau lung să se schimbe ceva, în momentul de față, eu nu o întrevăd. Îmi pusesem speranțe foarte mari în... acest guru, primarul Bucureștiului, Nicușor Dan, care credeam că are capacitatea de a discuta cu oamenii pentru a înțelege lucrurile. Însă... nici nu le înțelege, dar nici nu discută cu oamenii ca să le înțeleagă.<text:s/><text:span text:style-name="T214">Ș</text:span><text:span text:style-name="T215">i cred că s-a mai dus iarăși o fereastră de oportunitate, care probabil se va mai întâmpla peste vreo 15-20 de ani, deci pe termen scurt, me</text:span><text:span text:style-name="T216">diu și lung nu... nu văd nici o oportunitate.<text:s/></text:span><text:span text:style-name="T217">La... la Cluj, primarul iarăși a intrat într-o... ă...<text:s/></text:span><text:span text:style-name="T218">într-o zonă de mulțumire, în care se face că face. Clujeni, probabil au senzația că mai mult de atât, nu se poate. Însă nu, Clujul n-are nicio legătură, nu. La Madrid se întâmplă niște lucruri, la Lisabona trebuie să spun că, în comparație cu România ă... relieful nu este de așa natură încât să încurajeze foarte mult mobilitatea, dar nici n-am prea văzut să existe ă... o infrastructură foarte bine pusă la pu</text:span><text:span text:style-name="T219">nct. Ceea ce am remarcat în Madrid și în Lisabona comparativ cu Cluj-Napoca e faptul că... traficul este... sau șoferii sunt mai calmi, mai... mai protectivi cu bicicliștii și cu trotinetele electrice. La Cluj nu... nu se întâmplă asta. Chiar dacă și Lisabona are o infrastructură mai puțin dezvoltată, ă... totuși am văzut și bicicliști, trotinetiști care... erau mai siguri pe ei și mai mai protejați de șoferi. În România, nu, nu se vor schimba lucruri, nici în Cluj-Napoca. Probabil în continuare, Emil Boc v</text:span><text:span text:style-name="T220">a fi... va fi reales și pentru că asta este nivelul, dar, tocmai demonstrează un lucru, că nu se găsește cineva mai competent ca Emil Boc. Deci cam ăsta e nivelul și trebuie să înțelegem că ăsta-i nivelul.<text:s/></text:span></text:p>
      <text:p text:style-name="P221"/>
      <text:p text:style-name="P222">Cristian Adorean:</text:p>
      <text:p text:style-name="P223">Prin urmare, din punctul dumneavoastră de vedere, în primul rând ar trebui să fie o schimbare de mentalitate care... ar lua mulți ani și... Schimbarea de mentalitate, pe urmă o<text:s/>schimbare drastică în cadrul legislativ, spre exemplu politic, și doar după putem să... eventual să încercăm să ajungem la același nivel din marile orașe europene, din orașele europene mai dezvoltate.<text:s/></text:p>
      <text:p text:style-name="P224"/>
      <text:p text:style-name="P225">Marian Ivan:</text:p>
      <text:p text:style-name="P226"><text:span text:style-name="T227">Ă... în opinia mea, urmărind multe exemple, schimbările de mentalități... nu sunt ușoare, dar nu înseamnă că durează foarte mult. Ă... am urmărit undeva pe Tedx un exemplu al ă... cu ceea ce s-a întâmplat, parcă cu taxa de congestie în Suedia, în Stockholm, unde oameni care făceau niște afirmații înainte de proiect, și-au schimbat opinia fără să-și dea seama după numai un an de zile. Ă...<text:s/></text:span><text:span text:style-name="T228">e valabil și în România. România copiază foarte mult ideile<text:s/></text:span><text:soft-page-break/><text:span text:style-name="T229">proaste. În momentul în care Oprescu a făcut în București pistele pe trotuare, prin stâlpi, prin stații, prin copaci, peste tot, cum le-a făcut, aproape instant peste tot în România au... au fost copiate proiectele de acest gen. Eu sunt absolut sigur că și proiectele bune se vor copia, dacă va exista un... nici nu pot să-l numesc geniu, pentru că în momentul de față ceea ce se întâmplă în administrația românească este prostie pură. Trebuie să fie u</text:span><text:span text:style-name="T230">n om suficient de obișnuit, astfel încât să înțeleagă lucrurile simple. În momentul în care se va înțelege cât de importantă este comunicarea cu cetățenii, teoretic și acum, v-am spusm Am alertă pe gmail, cu tot ceea ce înseamnă mobilitate. Ei au senzația că vorbesc cu cetățenii și oamenii chiar înțeleg, dar atât timp cât ei nu înțeleg ceea ce să explice oamenilor, oamenii n-au cum să înțeleagă. Nu se vorbește despre costurile deținerii unui autoturism personal. Ă... nu știu dacă ești la curent cu ce s-a în</text:span><text:span text:style-name="T231">tâmplat în România, dar când ai... a fost adoptată legea mobilității urbane durabile, ă... cei de la partidul AUR... Ai auzit de aur? Așa. Ă... au spus că se opun pentru că se introduce conceptul de oraș de 15 minute.<text:s/></text:span>Ori în legislația respectivă, nu se pomenea absolut nimic despre orașul de 15 minute. Orașul de 15 minute este un concept care n-avea nicio legătură cu legislația, dar ei probabil aveau o temă ă...<text:s/><text:span text:style-name="T232">hai să vorbim și despre orașul de 15 minute, pentru că noi ne opunem. Însă din toată povestea asta, a aflat România ce este conceptul de 15 minute. Deci nu din legislație, nu de faptul că cineva a făcut o campanie de informare a ceea ce este acest concept, ci faptul că AUR s-a opus că în lege ar exista, dar de fa</text:span><text:span text:style-name="T233">pt nu exista, o precizare la orașul de 15 minute. Și practic, această împotrivire a celor de la AUR împotriva legii mobilității urbane durabile, a făcut să se discute în România despre acest concept. Ori ce... ceea ce e în neregulă să... să vorbești despre lucrurile astea banale, ă... numai pentru că s-a opus AUR unei legi, arată cât de jos suntem în ceea ce privește informarea publicului.</text:span></text:p>
      <text:p text:style-name="P234"><text:s/></text:p>
      <text:p text:style-name="P235">Cristian Adorean:</text:p>
      <text:p text:style-name="P236">Dar în aceste situații, mass-media joacă în rol foarte important, pentru că au anumite puncte (de vedere), ținte, să zicem așa.<text:s/></text:p>
      <text:p text:style-name="P237"/>
      <text:p text:style-name="P238">Marian Ivan:</text:p>
      <text:p text:style-name="P239"><text:span text:style-name="T240">Din fericire însă, în ceea ce privește acest concept de oraș de 15 minute, și-au făcut treaba, în sensul că cine a vrut să citească, a citit, a aflat și a înțeles despre ce este vorba. De asta spun, că nu trebuie să fii ă... foarte inteligent să înțelegi lucrurile astea, dar atât... atât timp cât ă...<text:s/></text:span><text:span text:style-name="T241">există niște prejudecăți care se perpetuează de la generație la alta...<text:s/></text:span>Apropo, discutăm despre... cele două categorii de ă... experți care au posibilitatea să facă lucrurile bine sau rău. Unii sunt acești specialiști de drumuri și poduri, rezultatul facultăților. Dar, a doua categorie foarte importantă este Poliția Română, care își predă mandatul de la generație la alta, și care pleacă după următorul concept: dacă le interzicem circulația, înseamnă că-i protejăm.<text:s/><text:span text:style-name="T242">Ceea ce este fals din punct de vedere al pi</text:span><text:span text:style-name="T243">etonilor, bicicletelor și<text:s/></text:span><text:soft-page-break/><text:span text:style-name="T244">trotinetelor.<text:s/></text:span><text:span text:style-name="T245">Oamenii nu caută traseul cel mai sigur, caută traseul cel mai scurt. De asta oamenii traversează strada peste tot. Am văzut ă... nu cunosc legislația foarte mult în Europa, dar am văzut situații în care da, oamenii nu au nici o problemă să traverseze inclusiv pe roșu și șoferii îi protejează pe... pe oameni când ă... când fac asta. Mi s-a întâmplat în Cipru, neobișnuit să se circule pe celălalt sens de circulație, să... să mă surprindă un șofer. Din punctul meu de ved</text:span><text:span text:style-name="T246">ere, Cipru este țara cea mai puțin dezvoltată în ceea ce privește mobilitatea urbană durabilă. Am vizitat două orașe acolo și am fost surprins de calitatea foarte proastă a trotuarelor. Și mi-am... în timp ce infrastructura rutieră era foarte bună. Și mă așteptam să existe o aversitate ca în România, a șoferilor împotriva pietonilor, mai ales că acolo pur și simplu îți parchezi mașina în fața locului unde ai treabă, pe trotuar, fără nicio... fără nicio jenă. Dar am fost surprins să constat că șoferul care n</text:span><text:span text:style-name="T247">e-a surprins... faptul că se circulă pe partea stângă și am traversat puțin neatent, s-a oprit și ne-a dat voie să trecem, cu toate că nu aveam voie să trecem pe acolo, ceea ce m-a surprins. În România nu o să vezi așa ceva. În România v-am (ți-am) spus, a existat acel proiect de lege în care pietonii să-și piardă dreptul de a circula cu prioritate pe trecerea de pietoni, ceea ce era absurd, în sine. Ă... în România circulă acea vorbă, pe care am spus-o și celor de la Curtea de Conturi, ă... aici mori cu dr</text:span><text:span text:style-name="T248">eptatea ă... în mână. Ă... în sensul că, nu încerca să traversezi pe trecerea de pietoni, chiar dacă ai prioritate, până nu te asiguri că șoferii opresc, iar dacă nu opresc, stai și aștepți, având prioritate la trecerea de pietoni, pentru că nimeni nu va opri. Aceste genuri de mesaje, sunt foarte multe mesaje de genul ăsta, mori cu dreptatea în mână ă... uite asta vede un șofer când bate soarele din față, deci... dimineața nu traversa strada. Există poze cu faptul că bate soarele în obiectiv și nu se vede p</text:span><text:span text:style-name="T249">ietonul care e la marginea șoselei și deci trebuie să ai răbdare, să treacă toate mașinile și abia apoi să traversezi strada, chiar dacă e trecerea de pietoni. Asta se întâmplă când e noapte, trebuie să porți haine super reflectorizante ca să traversezi strada, adică trebuie să... deja să vii cu echipamente de protecție ca să mergi pe trotuare. Ei bine, astfel de mesaje sunt foarte răspândite pe grupurile de trafic din România, însă Poliția nu le combate absolut deloc, și practic se creează, am întâlnit inc</text:span><text:span text:style-name="T250">lusiv în Poliție astfel de oameni, se crează senzația că da, pietonul trebuie să se asigure când traversează strada. Ori în momentul în care ă... îl faci vinovat, faci vinovată victima pentru faptul că circulă prin oraș, atunci n-are (n-au) cum să se schimbe lucrurile. Nu se vor schimba atât timp cât oamenii nu vor înțelege niște lucruri, iar lucrurile astea, teoretic, sunt simplu de... simplu de explicat când le înțelegi. Ă... eu cum ți-am spus, cred că ți-am spus, de două luni, am renunțat să mă mai impli</text:span><text:span text:style-name="T251">c în poveștile astea, pentru că mi se pare că irosesc foarte mult timp, și nu mai vreau să fac asta. Ă... dar îmi cumpă... am încercat să înțeleg de ce se întâmplă lucrurile astea. Și ă... fac o legătură între testele PISA. Ă.. poți să citești despre testele PISA accesând. Ă... știi ce se întâmplă în administrație, în general? Testele PISA par a fi... niște teste care să evalueze modul în care... aplici în practică lucruri pe care le înveți în școală.<text:s/></text:span><text:span text:style-name="T252">Sau aș mai putea să le numesc ca un soi de teste de<text:s/></text:span><text:soft-page-break/><text:span text:style-name="T253">inte</text:span><text:span text:style-name="T254">ligență. Am văzut un astfel de test, pentru că se tot circulă articole pe subiectul că România este la... codașă la testele PISA. A fost un test care explica că 50% dintre elevii români nu au înțeles ă... un exercițiu.<text:s/></text:span><text:span text:style-name="T255">Ș</text:span><text:span text:style-name="T256">i dădea exemplul acelui exercițiu. În acel exercițiu, era ceva de genu a plu.. 100 + x = 700. X este cifra nu știu cât. Deci, practic îți dădea toate informațiile, trebuie doar să citești, să înțelegi și să pui x =. Totuși, jumătate din elevii români nu au înțeles lucrul ăsta. Și mi-am dat s</text:span><text:span text:style-name="T257">eama că... acele teste PISA au relevanță în modul în care oamenii înțeleg ce se întâmplă în jurul lor.<text:s/></text:span><text:span text:style-name="T258">Pentru că, toți acești oameni, la un moment dat, ajung în niște funcții. Mi s-a întâmplat să ajung în Poliția Română și cineva care avea un document în față care atesta un lucru, îmi spunea că îmi trebuie un alt document eliberat de altă instituție care să ateste că documentul pe care îl aveam în mână era valabil. Adică, faptul că oamenii nu înțeleg lucruri simple este... este mult peste medie cu ceea ce s</text:span><text:span text:style-name="T259">e întâmplă în Europa, și cred că are relevanță pentru ceea ce se întâmplă în administrația română, pentru că ei nu înțeleg lucruri simple.<text:s/></text:span><text:span text:style-name="T260">În opinia mea... din punctul meu de vedere, mobilitatea urbană ar trebui să fie foarte simplă. Însă, se pare că pentru administrație nu e la fel de simplă.<text:s/></text:span></text:p>
      <text:p text:style-name="P261"/>
      <text:p text:style-name="P262">Cristian Adorean:</text:p>
      <text:p text:style-name="P263">Am mai avea o ultima întrebare. O întrebare mai generică, după părerea mea. Cum evaluați transformarea orașului de la o mobilitate bazată pe combustibili fosili la micromobilitate electrică, în special pentru călătoriile pe distanțe scurte?<text:s/></text:p>
      <text:p text:style-name="P264"/>
      <text:p text:style-name="P265">Marian Ivan:</text:p>
      <text:p text:style-name="P266"><text:span text:style-name="T267">Pe vremea când am început eu să studiez fenomenul de mobilitate urbană durabilă, bicicleta electrică era văzută ca un mod de deplasare care să compenseze ă...<text:s/></text:span>în anumite situații ă... incapacitatea unor utilizatori, respectiv bicicletă, dacă nu, cum e Lisabona.<text:s/><text:span text:style-name="T268">La Lisabona, este normal să ai o bicicletă electrică pentru că relieful este de așa natură. Dar, peste o anumită vârstă, poate e mai bine să ai o bicicletă electrică decât să mergi cu bicicleta. Ă... dacă ai bagaj, normal că o bicicletă electrică te va ajuta mai mult.<text:s/></text:span><text:span text:style-name="T269">Însă, odată cu apariția trotinetei electrice, care a ajuns să fie la un cost suficient de mic, astfel încât să și-l permită foarte mulți oameni... Am constatat în ultimele mele deplasări, practic s-a petrecut în 2-3 ani totul, a existat un boom la nivel de Europa, în care sistemele de bikesharing clasice au fost înlocuite de trotinete electrice.<text:s/></text:span><text:span text:style-name="T270">Ceea ce a făcut să se discute mult despre micromobilitatea electrică. Eu în continuare cred că avem nevoie de mobilitate clasică, în sensul de a folosi mai mult mersul pe jos și ă... mersul cu bicicleta decât să folosim aceste deplasări motorizate electric, în sensul de a avea ă... biciclete electrice încă mai sunt multe de... pedelec-uri, cu asistență electrică, dar trotinetele electrice practic ă... nu... nu te ajută să faci mișcare, nu... nu-ți îmbunătățește condiția ă... condiția fizică, ceea ce s-ar pu</text:span><text:span text:style-name="T271">tea să creeze o problemă în obiceiul de a... de a face mișcare zilnic. Eu ră... (riso),<text:s/></text:span><text:soft-page-break/><text:span text:style-name="T272">chiar dacă se poate spune așa ceva, eu rămân un clasic și sunt de opinie că... chiar dacă pentru unii ă... mobilitatea electrică este importantă ă... nu știu cât de bine este să încurajăm acest tip de mobilitate. Ă... mi-e greu să... să dau un verdict în momentul de față, dar mi se pare foarte important ca oamenii să... să fie obișnuiți să facă mișcare fizică pentru a se deplasa, mai ales pe distanțe scurte și medii, ă..</text:span><text:span text:style-name="T273">. dar nu am cum să mă... în general oamenii își aleg cea mai bună variantă pentru ei, și la fel cum poate orașele din Franța și din Italia au ales modepele ă... decât să aleagă un mod... astfel de moduri de deplasare, cu viteză (viteză) mai mari, cu impact mai mare asupra mediului, dar și în caz de accidente, poate fi mai bine să aleagă o trotinetă electrică sau o bicicletă cu asistență electrică. Cred că oamenii își cunosc cel mai bine interesul propriu și fiecare va alege bineînțeles și în funcție de infr</text:span><text:span text:style-name="T274">astructură, pentru că degeaba ai mijlocul, dacă nu ai și infrastructura.<text:s/></text:span></text:p>
      <text:p text:style-name="P275"/>
      <text:p text:style-name="P276">Cristian Adorean:</text:p>
      <text:p text:style-name="P277">Din partea mea a fost, nu știu dacă doriți să adăugați...<text:s/></text:p>
      <text:p text:style-name="P278"/>
      <text:p text:style-name="P279">Marian Ivan:</text:p>
      <text:p text:style-name="P280">Ă... am întârziat (inaudivel)</text:p>
      <text:p text:style-name="P281"/>
      <text:p text:style-name="P282">Cristian Adorean:</text:p>
      <text:p text:style-name="P283"><text:span text:style-name="T284">Nu, dimpotrivă. Percepțiile dumneavoastră sunt chiar foarte interesante și aveți...<text:s/></text:span><text:span text:style-name="T285">dețineți foarte multe cunoștințe. E chiar foarte util. Se aseamănă foarte mult percepțiile dumneavoastră cu cele ale domnului Radu Mititean.<text:s/></text:span>Sunteți pe aceeași<text:s/>lungime de undă (riso).</text:p>
      <text:p text:style-name="P286"/>
      <text:p text:style-name="P287">Marian Ivan:</text:p>
      <text:p text:style-name="P288">Ă da.<text:s/></text:p>
      <text:p text:style-name="P289"><text:s/></text:p>
      <text:p text:style-name="P2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ristian  Adorean</meta:initial-creator>
    <dc:creator>Cristian  Adorean</dc:creator>
    <meta:creation-date>2024-05-27T21:17:00Z</meta:creation-date>
    <dc:date>2024-05-30T07:25:00Z</dc:date>
    <meta:template xlink:href="Normal" xlink:type="simple"/>
    <meta:editing-cycles>19</meta:editing-cycles>
    <meta:editing-duration>PT23580S</meta:editing-duration>
    <meta:document-statistic meta:page-count="17" meta:paragraph-count="98" meta:word-count="7347" meta:character-count="49129" meta:row-count="349" meta:non-whitespace-character-count="41880"/>
  </office:meta>
</office:document-meta>
</file>